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3.25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249" table:default-cell-style-name="ce1"/>
        <table:table-column table:style-name="co1" table:number-columns-repeated="764" table:default-cell-style-name="Default"/>
        <table:table-row table:style-name="ro1">
          <table:table-cell/>
          <table:table-cell office:value-type="string">
            <text:p>ʔʌláktho</text:p>
          </table:table-cell>
          <table:table-cell office:value-type="string">
            <text:p>three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háktho</text:p>
          </table:table-cell>
          <table:table-cell office:value-type="string">
            <text:p>two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hɛ̄mnu</text:p>
          </table:table-cell>
          <table:table-cell office:value-type="string">
            <text:p>last year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têm</text:p>
          </table:table-cell>
          <table:table-cell office:value-type="string">
            <text:p>this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2 F/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ʌ́mʌ</text:p>
          </table:table-cell>
          <table:table-cell office:value-type="string">
            <text:p>next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húma</text:p>
          </table:table-cell>
          <table:table-cell office:value-type="string">
            <text:p>in two year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vowel a/ʌ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lʌnkʌ́nɛ</text:p>
          </table:table-cell>
          <table:table-cell office:value-type="string">
            <text:p>four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sʌmkʌ́nɛ</text:p>
          </table:table-cell>
          <table:table-cell office:value-type="string">
            <text:p>three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thásnɛ</text:p>
          </table:table-cell>
          <table:table-cell office:value-type="string">
            <text:p>two day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míski</text:p>
          </table:table-cell>
          <table:table-cell office:value-type="string">
            <text:p>yesterday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nɵ̂l</text:p>
          </table:table-cell>
          <table:table-cell office:value-type="string">
            <text:p>today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sɛ̂ː</text:p>
          </table:table-cell>
          <table:table-cell office:value-type="string">
            <text:p>tomorrow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ɛ̂m</text:p>
          </table:table-cell>
          <table:table-cell office:value-type="string">
            <text:p>after tomorrow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ʌ̂mnɛ</text:p>
          </table:table-cell>
          <table:table-cell office:value-type="string">
            <text:p>in thre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ʌ̂nnɛ</text:p>
          </table:table-cell>
          <table:table-cell office:value-type="string">
            <text:p>in four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ʌ̂nnɛ</text:p>
          </table:table-cell>
          <table:table-cell office:value-type="string">
            <text:p>in fiv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́kpɛ</text:p>
          </table:table-cell>
          <table:table-cell office:value-type="string">
            <text:p>zanthoxyll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̄m</text:p>
          </table:table-cell>
          <table:table-cell office:value-type="string">
            <text:p>he</text:p>
          </table:table-cell>
          <table:table-cell office:value-type="string">
            <text:p>pro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̄rdu</text:p>
          </table:table-cell>
          <table:table-cell office:value-type="string">
            <text:p>vegetable gard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ʔʌsʌlʌ̄m</text:p>
          </table:table-cell>
          <table:table-cell office:value-type="string">
            <text:p>tree - castanopsis indic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ʦhʌ̄ŋŋʌ</text:p>
          </table:table-cell>
          <table:table-cell office:value-type="string">
            <text:p>truely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́ʦha</text:p>
          </table:table-cell>
          <table:table-cell office:value-type="string">
            <text:p>baby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ōː</text:p>
          </table:table-cell>
          <table:table-cell office:value-type="string">
            <text:p>former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lāː</text:p>
          </table:table-cell>
          <table:table-cell office:value-type="string">
            <text:p>some time 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âmkhi</text:p>
          </table:table-cell>
          <table:table-cell office:value-type="string">
            <text:p>res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nʌ̄m</text:p>
          </table:table-cell>
          <table:table-cell office:value-type="string">
            <text:p>a long time ago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ɛ̄ː</text:p>
          </table:table-cell>
          <table:table-cell office:value-type="string">
            <text:p>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̂n</text:p>
          </table:table-cell>
          <table:table-cell office:value-type="string">
            <text:p>now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nɛ́ke</text:p>
          </table:table-cell>
          <table:table-cell office:value-type="string">
            <text:p>several days ago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ʔɛnʣéjo</text:p>
          </table:table-cell>
          <table:table-cell office:value-type="string">
            <text:p>still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̂ntʌska</text:p>
          </table:table-cell>
          <table:table-cell office:value-type="string">
            <text:p>these days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f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ird</text:p>
          </table:table-cell>
          <table:table-cell office:value-type="string">
            <text:p>bákʦiwɛ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ʌ́rʌm</text:p>
          </table:table-cell>
          <table:table-cell office:value-type="string">
            <text:p>nav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ʌ̄rkʰa</text:p>
          </table:table-cell>
          <table:table-cell office:value-type="string">
            <text:p>elevated place for grindin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ʌ̄rsu</text:p>
          </table:table-cell>
          <table:table-cell office:value-type="string">
            <text:p>cucum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ʌ̂j</text:p>
          </table:table-cell>
          <table:table-cell office:value-type="string">
            <text:p>cow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jlʌ̄m</text:p>
          </table:table-cell>
          <table:table-cell office:value-type="string">
            <text:p>belt of the sham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̄isoɔm</text:p>
          </table:table-cell>
          <table:table-cell table:style-name="ce3" office:value-type="string">
            <text:p>lease rod of the loo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lsoɔm</text:p>
          </table:table-cell>
          <table:table-cell table:style-name="ce3" office:value-type="string">
            <text:p>hair fring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ːpmɛ</text:p>
          </table:table-cell>
          <table:table-cell office:value-type="string">
            <text:p>landlad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ːpʦɵ</text:p>
          </table:table-cell>
          <table:table-cell office:value-type="string">
            <text:p>landlor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ɛ̄isi</text:p>
          </table:table-cell>
          <table:table-cell office:value-type="string">
            <text:p>tree - castanopsis tribul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́bhe</text:p>
          </table:table-cell>
          <table:table-cell office:value-type="string">
            <text:p>great-grands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insect</text:p>
          </table:table-cell>
          <table:table-cell office:value-type="string">
            <text:p>bébʉlɛ̄m</text:p>
          </table:table-cell>
          <table:table-cell office:value-type="string">
            <text:p>butter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?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̂ːla</text:p>
          </table:table-cell>
          <table:table-cell office:value-type="string">
            <text:p>sick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élembu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̂nʦi</text:p>
          </table:table-cell>
          <table:table-cell office:value-type="string">
            <text:p>alcohol kept in a earthenware container (lupbi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̂ŋmɛ</text:p>
          </table:table-cell>
          <table:table-cell office:value-type="string">
            <text:p>Z(M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épʦɵ</text:p>
          </table:table-cell>
          <table:table-cell office:value-type="string">
            <text:p>bu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́tʰo</text:p>
          </table:table-cell>
          <table:table-cell office:value-type="string">
            <text:p>kukr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īrmɵ</text:p>
          </table:table-cell>
          <table:table-cell office:value-type="string">
            <text:p>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ísuwa</text:p>
          </table:table-cell>
          <table:table-cell office:value-type="string">
            <text:p>tree - alnus nepalens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blas</text:p>
          </table:table-cell>
          <table:table-cell office:value-type="string">
            <text:p>lightn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ɛ̂ː mʉnɛ</text:p>
          </table:table-cell>
          <table:table-cell table:style-name="ce3" office:value-type="string">
            <text:p>insult ??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lôm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loɔppɛ</text:p>
          </table:table-cell>
          <table:table-cell table:style-name="ce3" office:value-type="string">
            <text:p>??? mad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omɛs</text:p>
          </table:table-cell>
          <table:table-cell office:value-type="string">
            <text:p>tree - garuga pinna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́kto</text:p>
          </table:table-cell>
          <table:table-cell office:value-type="string">
            <text:p>l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tho</text:p>
          </table:table-cell>
          <table:table-cell office:value-type="string">
            <text:p>tree - Engelhartia spic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b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bōːsu</text:p>
          </table:table-cell>
          <table:table-cell office:value-type="string">
            <text:p>tree - bohmeria rugulos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ʌ̄mʦi</text:p>
          </table:table-cell>
          <table:table-cell office:value-type="string">
            <text:p>wa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rʌpʣēn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F/H? brʌpʣem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âː</text:p>
          </table:table-cell>
          <table:table-cell office:value-type="string">
            <text:p>spee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répʦo</text:p>
          </table:table-cell>
          <table:table-cell office:value-type="string">
            <text:p>fing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úp.la</text:p>
          </table:table-cell>
          <table:table-cell office:value-type="string">
            <text:p>ch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olour</text:p>
          </table:table-cell>
          <table:table-cell office:value-type="string">
            <text:p>bubûm</text:p>
          </table:table-cell>
          <table:table-cell office:value-type="string">
            <text:p>whi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ubujêm</text:p>
          </table:table-cell>
          <table:table-cell office:value-type="string">
            <text:p>anaphalis conto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ūːʣoɔm</text:p>
          </table:table-cell>
          <table:table-cell office:value-type="string">
            <text:p>memorial servi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úluŋ</text:p>
          </table:table-cell>
          <table:table-cell office:value-type="string">
            <text:p>kind of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pla ʦēu</text:p>
          </table:table-cell>
          <table:table-cell office:value-type="string">
            <text:p>fungus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h</text:p>
          </table:table-cell>
          <table:table-cell office:value-type="float" office:value="1">
            <text:p>1</text:p>
          </table:table-cell>
          <table:table-cell office:value-type="string">
            <text:p>ʦɛu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ʉ́jʉŋga</text:p>
          </table:table-cell>
          <table:table-cell office:value-type="string">
            <text:p>ring-shaped pad used to keep the beer jars (lup) uprigh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ʉ́ri</text:p>
          </table:table-cell>
          <table:table-cell office:value-type="string">
            <text:p>wif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oɔpsas</text:p>
          </table:table-cell>
          <table:table-cell office:value-type="string">
            <text:p>field produc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ŋpɛ</text:p>
          </table:table-cell>
          <table:table-cell office:value-type="string">
            <text:p>matchmak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ɔp</text:p>
          </table:table-cell>
          <table:table-cell office:value-type="string">
            <text:p>grain, frui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ʌ̄m</text:p>
          </table:table-cell>
          <table:table-cell office:value-type="string">
            <text:p>buffalo 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ʌ̄mdel</text:p>
          </table:table-cell>
          <table:table-cell office:value-type="string">
            <text:p>thresning flo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āː</text:p>
          </table:table-cell>
          <table:table-cell office:value-type="string">
            <text:p>perhaps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hâːtʌ</text:p>
          </table:table-cell>
          <table:table-cell office:value-type="string">
            <text:p>shou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ʌ́jʌ</text:p>
          </table:table-cell>
          <table:table-cell office:value-type="string">
            <text:p>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ubhɛ́bɛl</text:p>
          </table:table-cell>
          <table:table-cell office:value-type="string">
            <text:p>horizontal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ɛ́bhɛp</text:p>
          </table:table-cell>
          <table:table-cell office:value-type="string">
            <text:p>tree s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ɛ̂l</text:p>
          </table:table-cell>
          <table:table-cell office:value-type="string">
            <text:p>four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nde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hēŋsi</text:p>
          </table:table-cell>
          <table:table-cell office:value-type="string">
            <text:p>paddy fiel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̂j</text:p>
          </table:table-cell>
          <table:table-cell office:value-type="string">
            <text:p>sn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îr</text:p>
          </table:table-cell>
          <table:table-cell office:value-type="string">
            <text:p>de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table:style-name="ce2" office:value-type="string">
            <text:p>blóʣhuŋ</text:p>
          </table:table-cell>
          <table:table-cell office:value-type="string">
            <text:p>stor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̄ŋgolsi</text:p>
          </table:table-cell>
          <table:table-cell office:value-type="string">
            <text:p>pouzolzia hi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̂ːp</text:p>
          </table:table-cell>
          <table:table-cell office:value-type="string">
            <text:p>bamboo - arundinaria hookerian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bh / b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óro</text:p>
          </table:table-cell>
          <table:table-cell office:value-type="string">
            <text:p>toad</text:p>
          </table:table-cell>
          <table:table-cell office:value-type="string">
            <text:p>n</text:p>
          </table:table-cell>
          <table:table-cell office:value-type="float" office:value="12">
            <text:p>1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ɵ̂ː</text:p>
          </table:table-cell>
          <table:table-cell office:value-type="string">
            <text:p>panicum ital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ɵ̂l</text:p>
          </table:table-cell>
          <table:table-cell office:value-type="string">
            <text:p>streng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ɵ̂ŋ</text:p>
          </table:table-cell>
          <table:table-cell office:value-type="string">
            <text:p>five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rɛ̂m</text:p>
          </table:table-cell>
          <table:table-cell office:value-type="string">
            <text:p>buckwh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ɵ̄ːri</text:p>
          </table:table-cell>
          <table:table-cell office:value-type="string">
            <text:p>ful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ro'luŋ</text:p>
          </table:table-cell>
          <table:table-cell office:value-type="string">
            <text:p>fern - dryoteris filixmas</text:p>
          </table:table-cell>
          <table:table-cell table:number-columns-repeated="1021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hūːme</text:p>
          </table:table-cell>
          <table:table-cell office:value-type="string">
            <text:p>brush (shaman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buskoɔ̂m</text:p>
          </table:table-cell>
          <table:table-cell office:value-type="string">
            <text:p>firebran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bhʉlʉ'si</text:p>
          </table:table-cell>
          <table:table-cell office:value-type="string">
            <text:p>agapetes serpen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ʉ̄ndʉwɛ</text:p>
          </table:table-cell>
          <table:table-cell office:value-type="string">
            <text:p>be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hʉwɛ̂m</text:p>
          </table:table-cell>
          <table:table-cell office:value-type="string">
            <text:p>???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m</text:p>
          </table:table-cell>
          <table:table-cell office:value-type="string">
            <text:p>mos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rnɛm</text:p>
          </table:table-cell>
          <table:table-cell office:value-type="string">
            <text:p>buddleia asiatic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/>
          <table:table-cell office:value-type="string">
            <text:p>fro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ʦʌ'kʌpɛ</text:p>
          </table:table-cell>
          <table:table-cell office:value-type="string">
            <text:p>fle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ʦa'ksʌr</text:p>
          </table:table-cell>
          <table:table-cell office:value-type="string">
            <text:p>alcoho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ʌ'plu</text:p>
          </table:table-cell>
          <table:table-cell office:value-type="string">
            <text:p>bird trap (sʌ̄lpu sêid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ʦʌs</text:p>
          </table:table-cell>
          <table:table-cell office:value-type="string">
            <text:p>kinde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ʦāːdɛm</text:p>
          </table:table-cell>
          <table:table-cell office:value-type="string">
            <text:p>pyracantha grenulat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ʌkhʌmɛ</text:p>
          </table:table-cell>
          <table:table-cell office:value-type="string">
            <text:p>large intestin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ʌka'rʌmsi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alo' ʦalo</text:p>
          </table:table-cell>
          <table:table-cell office:value-type="string">
            <text:p>sometimes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ɛʦɛ'psi</text:p>
          </table:table-cell>
          <table:table-cell office:value-type="string">
            <text:p>as much as possible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ɛkrʉ̂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ɛs</text:p>
          </table:table-cell>
          <table:table-cell office:value-type="string">
            <text:p>grandchil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ekʦe're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e'kmɵ</text:p>
          </table:table-cell>
          <table:table-cell office:value-type="string">
            <text:p>urin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ēlpɛ</text:p>
          </table:table-cell>
          <table:table-cell office:value-type="string">
            <text:p>B(FS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ēlpɛp</text:p>
          </table:table-cell>
          <table:table-cell office:value-type="string">
            <text:p>brother (term of address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ʦēmdo</text:p>
          </table:table-cell>
          <table:table-cell office:value-type="string">
            <text:p>to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e'pu</text:p>
          </table:table-cell>
          <table:table-cell office:value-type="string">
            <text:p>j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ērdo</text:p>
          </table:table-cell>
          <table:table-cell office:value-type="string">
            <text:p>peni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ɛ'risʌ̄ŋ</text:p>
          </table:table-cell>
          <table:table-cell office:value-type="string">
            <text:p>cynodon dactylo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erlɛ̂m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i</text:p>
          </table:table-cell>
          <table:table-cell office:value-type="string">
            <text:p>cha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religion</text:p>
          </table:table-cell>
          <table:table-cell table:style-name="ce2" office:value-type="string">
            <text:p>ʦi'kra</text:p>
          </table:table-cell>
          <table:table-cell office:value-type="string">
            <text:p>jar hold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îl</text:p>
          </table:table-cell>
          <table:table-cell office:value-type="string">
            <text:p>ang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ili'loɔm</text:p>
          </table:table-cell>
          <table:table-cell table:style-name="ce3" office:value-type="string">
            <text:p>beer essen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īmʦo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i'plepʦa</text:p>
          </table:table-cell>
          <table:table-cell office:value-type="string">
            <text:p>bird offer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ipilîm</text:p>
          </table:table-cell>
          <table:table-cell office:value-type="string">
            <text:p>bird - phylloscopus affiniti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i'ʦi</text:p>
          </table:table-cell>
          <table:table-cell office:value-type="string">
            <text:p>red-headed tit - aegithalicus concinu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ʦī:saŋ</text:p>
          </table:table-cell>
          <table:table-cell table:style-name="ce3" office:value-type="string">
            <text:p>kindling</text:p>
          </table:table-cell>
          <table:table-cell table:number-columns-repeated="1021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i'skhli</text:p>
          </table:table-cell>
          <table:table-cell office:value-type="string">
            <text:p>intestin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ʦo'kʦo</text:p>
          </table:table-cell>
          <table:table-cell office:value-type="string">
            <text:p>soft potato</text:p>
          </table:table-cell>
          <table:table-cell table:number-columns-repeated="1021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ok</text:p>
          </table:table-cell>
          <table:table-cell office:value-type="string">
            <text:p>adz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o'limɛ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mrɛ̂m</text:p>
          </table:table-cell>
          <table:table-cell office:value-type="string">
            <text:p>barberry - berberis aritat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ōŋ (ʔuʦōŋ)</text:p>
          </table:table-cell>
          <table:table-cell office:value-type="string">
            <text:p>ti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̄ŋgel</text:p>
          </table:table-cell>
          <table:table-cell office:value-type="string">
            <text:p>green seed of bea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̄ŋki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p</text:p>
          </table:table-cell>
          <table:table-cell office:value-type="string">
            <text:p>whea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s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ɵ̂ː</text:p>
          </table:table-cell>
          <table:table-cell office:value-type="string">
            <text:p>hear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ɵ</text:p>
          </table:table-cell>
          <table:table-cell office:value-type="string">
            <text:p>chil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ɵ'tʦɵ</text:p>
          </table:table-cell>
          <table:table-cell office:value-type="string">
            <text:p>childre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ɵ'kʌsi</text:p>
          </table:table-cell>
          <table:table-cell office:value-type="string">
            <text:p>oak - quercus glaucos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ʦɵme</text:p>
          </table:table-cell>
          <table:table-cell office:value-type="string">
            <text:p>need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ʔuʦɵ'koɔi</text:p>
          </table:table-cell>
          <table:table-cell office:value-type="string">
            <text:p>plant shoo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ʉs (ʔuʦʉs)</text:p>
          </table:table-cell>
          <table:table-cell office:value-type="string">
            <text:p>corn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ûː</text:p>
          </table:table-cell>
          <table:table-cell office:value-type="string">
            <text:p>grandfath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u'ksu</text:p>
          </table:table-cell>
          <table:table-cell office:value-type="string">
            <text:p>spruce (picea spinulosa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ʉp mʉnɛ</text:p>
          </table:table-cell>
          <table:table-cell office:value-type="string">
            <text:p>kis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ûːpɛp</text:p>
          </table:table-cell>
          <table:table-cell office:value-type="string">
            <text:p>ancesto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ūrbu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u'thʌ</text:p>
          </table:table-cell>
          <table:table-cell office:value-type="string">
            <text:p>behin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ʉp</text:p>
          </table:table-cell>
          <table:table-cell office:value-type="string">
            <text:p>roof be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ʉ'riŋgi</text:p>
          </table:table-cell>
          <table:table-cell office:value-type="string">
            <text:p>bamboo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ʉ̄rbi</text:p>
          </table:table-cell>
          <table:table-cell office:value-type="string">
            <text:p>swallo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hʌ̄mru</text:p>
          </table:table-cell>
          <table:table-cell office:value-type="string">
            <text:p>bac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hoɔ̄rmɛ</text:p>
          </table:table-cell>
          <table:table-cell office:value-type="string">
            <text:p>father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ʦhāːme</text:p>
          </table:table-cell>
          <table:table-cell office:value-type="string">
            <text:p>Himalayan tah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hɛbɛ'</text:p>
          </table:table-cell>
          <table:table-cell office:value-type="string">
            <text:p>thin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ɛ̄mʦu</text:p>
          </table:table-cell>
          <table:table-cell office:value-type="string">
            <text:p>tree - bauhinia variegat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ɛ'nʉwɛ</text:p>
          </table:table-cell>
          <table:table-cell office:value-type="string">
            <text:p>wa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ɛnɛwɛ̂rsi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XX</text:p>
          </table:table-cell>
          <table:table-cell office:value-type="string">
            <text:p>sugarcan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mat for covering cowshe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hēm</text:p>
          </table:table-cell>
          <table:table-cell office:value-type="string">
            <text:p>platform for storing grain stalk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hetʦhesti</text:p>
          </table:table-cell>
          <table:table-cell table:style-name="ce3" office:value-type="string">
            <text:p>truthful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ʦho'dobɛ</text:p>
          </table:table-cell>
          <table:table-cell office:value-type="string">
            <text:p>greas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hôrsɵ</text:p>
          </table:table-cell>
          <table:table-cell office:value-type="string">
            <text:p>meat offering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'kep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pɛŋo'ŋo</text:p>
          </table:table-cell>
          <table:table-cell office:value-type="string">
            <text:p>vultu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'ple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ûː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huʦhumîm</text:p>
          </table:table-cell>
          <table:table-cell office:value-type="string">
            <text:p>with a sharp ti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ûːp</text:p>
          </table:table-cell>
          <table:table-cell office:value-type="string">
            <text:p>bedbu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ʉ'lipa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hʉpɛ</text:p>
          </table:table-cell>
          <table:table-cell office:value-type="string">
            <text:p>late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oɔmpulê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ʦhʉ̄mbʉr</text:p>
          </table:table-cell>
          <table:table-cell office:value-type="string">
            <text:p>thick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dʌla'</text:p>
          </table:table-cell>
          <table:table-cell office:value-type="string">
            <text:p>quick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dʌ̄mda</text:p>
          </table:table-cell>
          <table:table-cell office:value-type="string">
            <text:p>bamboo - arundinaria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dɛ̂:li</text:p>
          </table:table-cell>
          <table:table-cell office:value-type="string">
            <text:p>ch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ɛ̄mjoŋ</text:p>
          </table:table-cell>
          <table:table-cell office:value-type="string">
            <text:p>flat basket put over the heart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̄l</text:p>
          </table:table-cell>
          <table:table-cell office:value-type="string">
            <text:p>villag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ēlki</text:p>
          </table:table-cell>
          <table:table-cell office:value-type="string">
            <text:p>y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ēlmɛ</text:p>
          </table:table-cell>
          <table:table-cell office:value-type="string">
            <text:p>daughter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dēmde</text:p>
          </table:table-cell>
          <table:table-cell office:value-type="string">
            <text:p>FZ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ʔudi'tʦhɛ</text:p>
          </table:table-cell>
          <table:table-cell office:value-type="string">
            <text:p>morn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i'dimɵ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heat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grains set out to dr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do'dikhɛm</text:p>
          </table:table-cell>
          <table:table-cell office:value-type="string">
            <text:p>firefl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'kosi</text:p>
          </table:table-cell>
          <table:table-cell office:value-type="string">
            <text:p>maiz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ʌkhoɔ̄i</text:p>
          </table:table-cell>
          <table:table-cell office:value-type="string">
            <text:p>few, litt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itual nam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̂ːt</text:p>
          </table:table-cell>
          <table:table-cell office:value-type="string">
            <text:p>Khumbu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ɵ̂l mʉnɛ</text:p>
          </table:table-cell>
          <table:table-cell office:value-type="string">
            <text:p>serv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ūmbu</text:p>
          </table:table-cell>
          <table:table-cell office:value-type="string">
            <text:p>husban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ūŋ ʣɵnɛ</text:p>
          </table:table-cell>
          <table:table-cell office:value-type="string">
            <text:p>lif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du'ma ghrʌ̄mnɛ</text:p>
          </table:table-cell>
          <table:table-cell office:value-type="string">
            <text:p>get dar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ʉlʉmɛ̄:s</text:p>
          </table:table-cell>
          <table:table-cell office:value-type="string">
            <text:p>vicia hirsut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ʉt</text:p>
          </table:table-cell>
          <table:table-cell office:value-type="string">
            <text:p>mil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ʌ'kʌpa</text:p>
          </table:table-cell>
          <table:table-cell office:value-type="string">
            <text:p>black headed shrike - lanius nigricep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ʔudhʌ̂m</text:p>
          </table:table-cell>
          <table:table-cell office:value-type="string">
            <text:p>mount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ʌ'plu</text:p>
          </table:table-cell>
          <table:table-cell office:value-type="string">
            <text:p>big ston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dhāːbi, dhāːjʉ</text:p>
          </table:table-cell>
          <table:table-cell office:value-type="string">
            <text:p>under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âm</text:p>
          </table:table-cell>
          <table:table-cell office:value-type="string">
            <text:p>sk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hʌwa'</text:p>
          </table:table-cell>
          <table:table-cell office:value-type="string">
            <text:p>quickly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hɛpɛ̂ŋ</text:p>
          </table:table-cell>
          <table:table-cell office:value-type="string">
            <text:p>immediately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hɛ'rʉ</text:p>
          </table:table-cell>
          <table:table-cell office:value-type="string">
            <text:p>cherry - prunus cerasoide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eksingêr</text:p>
          </table:table-cell>
          <table:table-cell office:value-type="string">
            <text:p>woodpecker - dryobates himalayensi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'ksu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êm</text:p>
          </table:table-cell>
          <table:table-cell office:value-type="string">
            <text:p>flat lan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̄ŋgʌrsi</text:p>
          </table:table-cell>
          <table:table-cell office:value-type="string">
            <text:p>magnolia campbelli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i</text:p>
          </table:table-cell>
          <table:table-cell office:value-type="string">
            <text:p>lak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dhīndiri</text:p>
          </table:table-cell>
          <table:table-cell office:value-type="string">
            <text:p>hee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/>
          <table:table-cell office:value-type="string">
            <text:p>pillo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̄ːʦer</text:p>
          </table:table-cell>
          <table:table-cell office:value-type="string">
            <text:p>whe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dhōŋ</text:p>
          </table:table-cell>
          <table:table-cell office:value-type="string">
            <text:p>hea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ôːp</text:p>
          </table:table-cell>
          <table:table-cell office:value-type="string">
            <text:p>pheasant (lophophorus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dhōːs</text:p>
          </table:table-cell>
          <table:table-cell office:value-type="string">
            <text:p>headach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ːsnɛ̂r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ɵ'pei</text:p>
          </table:table-cell>
          <table:table-cell office:value-type="string">
            <text:p>lee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hu'dhuwɛ</text:p>
          </table:table-cell>
          <table:table-cell office:value-type="string">
            <text:p>cliff hanging over the tra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hu'ma</text:p>
          </table:table-cell>
          <table:table-cell office:value-type="string">
            <text:p>too much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ʔēlsi</text:p>
          </table:table-cell>
          <table:table-cell office:value-type="string">
            <text:p>tree - sterculia coccini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ʌʣʌppo</text:p>
          </table:table-cell>
          <table:table-cell office:value-type="string">
            <text:p>ni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gâːkpɛ</text:p>
          </table:table-cell>
          <table:table-cell office:value-type="string">
            <text:p>cro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gāŋʣom</text:p>
          </table:table-cell>
          <table:table-cell office:value-type="string">
            <text:p>crane fl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colour</text:p>
          </table:table-cell>
          <table:table-cell office:value-type="string">
            <text:p>gigîm</text:p>
          </table:table-cell>
          <table:table-cell office:value-type="string">
            <text:p>gree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i'psi</text:p>
          </table:table-cell>
          <table:table-cell office:value-type="string">
            <text:p>bean - glycine max ?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i'sla</text:p>
          </table:table-cell>
          <table:table-cell office:value-type="string">
            <text:p>neckla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lʌ̄mbe</text:p>
          </table:table-cell>
          <table:table-cell office:value-type="string">
            <text:p>tree - machilus gamlei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o'daŋ</text:p>
          </table:table-cell>
          <table:table-cell office:value-type="string">
            <text:p>ho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ōldo</text:p>
          </table:table-cell>
          <table:table-cell office:value-type="string">
            <text:p>tree - synlocos ramossissim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o'jaŋ</text:p>
          </table:table-cell>
          <table:table-cell office:value-type="string">
            <text:p>fermented bean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ɵ</text:p>
          </table:table-cell>
          <table:table-cell office:value-type="string">
            <text:p>clothe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gra'kmɛ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ʌ̄ŋ</text:p>
          </table:table-cell>
          <table:table-cell office:value-type="string">
            <text:p>thor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rōːdʉ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gu'luŋmɛ</text:p>
          </table:table-cell>
          <table:table-cell office:value-type="string">
            <text:p>armpi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ʉnne</text:p>
          </table:table-cell>
          <table:table-cell office:value-type="string">
            <text:p>woman skir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ghāl</text:p>
          </table:table-cell>
          <table:table-cell office:value-type="string">
            <text:p>swe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ghoŋrɛŋ</text:p>
          </table:table-cell>
          <table:table-cell office:value-type="string">
            <text:p>metal box to roast gr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ɵle</text:p>
          </table:table-cell>
          <table:table-cell office:value-type="string">
            <text:p>many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ɵ̄r</text:p>
          </table:table-cell>
          <table:table-cell office:value-type="string">
            <text:p>tor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ɵthɛ</text:p>
          </table:table-cell>
          <table:table-cell office:value-type="string">
            <text:p>cowshe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hrʌkde</text:p>
          </table:table-cell>
          <table:table-cell office:value-type="string">
            <text:p>hand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raktʌ̂m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rāŋ</text:p>
          </table:table-cell>
          <table:table-cell table:style-name="ce3" office:value-type="string">
            <text:p>hus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ghrɛ̂:</text:p>
          </table:table-cell>
          <table:table-cell office:value-type="string">
            <text:p>cra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rɛ̂m lʉnɛ</text:p>
          </table:table-cell>
          <table:table-cell office:value-type="string">
            <text:p>disg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ɛ̂:p</text:p>
          </table:table-cell>
          <table:table-cell office:value-type="string">
            <text:p>oak - quercus pachyphyllq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ghrēːnʌ</text:p>
          </table:table-cell>
          <table:table-cell office:value-type="string">
            <text:p>nett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ēm</text:p>
          </table:table-cell>
          <table:table-cell office:value-type="string">
            <text:p>bran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uksu</text:p>
          </table:table-cell>
          <table:table-cell office:value-type="string">
            <text:p>tree - bombax malaricu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rulʌ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rʉ̂ː</text:p>
          </table:table-cell>
          <table:table-cell office:value-type="string">
            <text:p>parakeet - psittaculacolu;boide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ghrʉ̄ːs</text:p>
          </table:table-cell>
          <table:table-cell office:value-type="string">
            <text:p>raspberry = rubus elipticu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ūŋgersi</text:p>
          </table:table-cell>
          <table:table-cell office:value-type="string">
            <text:p>can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ghoɔ̄ndʉrʉ</text:p>
          </table:table-cell>
          <table:table-cell office:value-type="string">
            <text:p>thro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lʌ̄mpɛ</text:p>
          </table:table-cell>
          <table:table-cell office:value-type="string">
            <text:p>deep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ʌpku</text:p>
          </table:table-cell>
          <table:table-cell office:value-type="string">
            <text:p>he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ɦʌplu</text:p>
          </table:table-cell>
          <table:table-cell office:value-type="string">
            <text:p>thum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ʌs</text:p>
          </table:table-cell>
          <table:table-cell office:value-type="string">
            <text:p>ma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colour</text:p>
          </table:table-cell>
          <table:table-cell office:value-type="string">
            <text:p>ɦalalâm</text:p>
          </table:table-cell>
          <table:table-cell office:value-type="string">
            <text:p>red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ɦi'bʉnɛm</text:p>
          </table:table-cell>
          <table:table-cell office:value-type="string">
            <text:p>tasseled bamboo used in shamanic ceremonie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ɛri</text:p>
          </table:table-cell>
          <table:table-cell table:style-name="ce3" office:value-type="string">
            <text:p>grown man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eçpɛ</text:p>
          </table:table-cell>
          <table:table-cell office:value-type="string">
            <text:p>sharp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mɵ</text:p>
          </table:table-cell>
          <table:table-cell office:value-type="string">
            <text:p>mother of son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pɵ</text:p>
          </table:table-cell>
          <table:table-cell office:value-type="string">
            <text:p>father of son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ɦi</text:p>
          </table:table-cell>
          <table:table-cell office:value-type="string">
            <text:p>bloo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i'ʦɵ</text:p>
          </table:table-cell>
          <table:table-cell office:value-type="string">
            <text:p>wit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i'dimɛ</text:p>
          </table:table-cell>
          <table:table-cell office:value-type="string">
            <text:p>hiccu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̂ːp</text:p>
          </table:table-cell>
          <table:table-cell office:value-type="string">
            <text:p>bamboo - arundinaria mal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ɦis</text:p>
          </table:table-cell>
          <table:table-cell office:value-type="string">
            <text:p>p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skoɔi</text:p>
          </table:table-cell>
          <table:table-cell office:value-type="string">
            <text:p>edible shoot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obo</text:p>
          </table:table-cell>
          <table:table-cell office:value-type="string">
            <text:p>hands folded togeth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ɦōŋ</text:p>
          </table:table-cell>
          <table:table-cell office:value-type="string">
            <text:p>hanging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ird</text:p>
          </table:table-cell>
          <table:table-cell office:value-type="string">
            <text:p>ɦûːʦa</text:p>
          </table:table-cell>
          <table:table-cell office:value-type="string">
            <text:p>ow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u'lu</text:p>
          </table:table-cell>
          <table:table-cell office:value-type="string">
            <text:p>fireplace</text:p>
          </table:table-cell>
          <table:table-cell table:number-columns-repeated="1021"/>
        </table:table-row>
        <table:table-row table:style-name="ro1">
          <table:table-cell office:value-type="string">
            <text:p>plant</text:p>
          </table:table-cell>
          <table:table-cell office:value-type="string">
            <text:p>ɦolsʌp</text:p>
          </table:table-cell>
          <table:table-cell office:value-type="string">
            <text:p>bamboo husk, eggshel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uti plakpla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oɔçpɛ</text:p>
          </table:table-cell>
          <table:table-cell office:value-type="string">
            <text:p>dull (knif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ɦoɔ̄smɛ</text:p>
          </table:table-cell>
          <table:table-cell office:value-type="string">
            <text:p>bo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oɔ̄i</text:p>
          </table:table-cell>
          <table:table-cell office:value-type="string">
            <text:p>soun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ʔispɵ</text:p>
          </table:table-cell>
          <table:table-cell office:value-type="string">
            <text:p>r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ʣʌkta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ird</text:p>
          </table:table-cell>
          <table:table-cell office:value-type="string">
            <text:p>ʣâː</text:p>
          </table:table-cell>
          <table:table-cell office:value-type="string">
            <text:p>peacoc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ʣʌ'khʌl</text:p>
          </table:table-cell>
          <table:table-cell office:value-type="string">
            <text:p>nettle fib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ʣʌpʣʌlʌ̂m</text:p>
          </table:table-cell>
          <table:table-cell table:style-name="ce3" office:value-type="string">
            <text:p>fo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ʣɛ</text:p>
          </table:table-cell>
          <table:table-cell office:value-type="string">
            <text:p>gr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ʣɛ'koɔi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ʣiʣile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ʣi'lesi</text:p>
          </table:table-cell>
          <table:table-cell office:value-type="string">
            <text:p>hem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ʣɵ̄nris</text:p>
          </table:table-cell>
          <table:table-cell office:value-type="string">
            <text:p>cashew (rhus succedane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ʣu'ʣur</text:p>
          </table:table-cell>
          <table:table-cell office:value-type="string">
            <text:p>sour, lemo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office:value-type="string">
            <text:p>bright</text:p>
          </table:table-cell>
          <table:table-cell office:value-type="string">
            <text:p>adj</text:p>
          </table:table-cell>
          <table:table-cell table:number-columns-repeated="13"/>
          <table:table-cell table:style-name="ce2" table:number-columns-repeated="1007"/>
        </table:table-row>
        <table:table-row table:style-name="ro1">
          <table:table-cell table:style-name="ce2"/>
          <table:table-cell/>
          <table:table-cell office:value-type="string">
            <text:p>snack</text:p>
          </table:table-cell>
          <table:table-cell office:value-type="string">
            <text:p>n</text:p>
          </table:table-cell>
          <table:table-cell table:number-columns-repeated="13"/>
          <table:table-cell table:style-name="ce2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ʣhʌp</text:p>
          </table:table-cell>
          <table:table-cell office:value-type="string">
            <text:p>righ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ʣhârbu</text:p>
          </table:table-cell>
          <table:table-cell office:value-type="string">
            <text:p>tree - eurya acuminat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ʣhɛ̄lwɛ</text:p>
          </table:table-cell>
          <table:table-cell office:value-type="string">
            <text:p>str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ʣhɛt</text:p>
          </table:table-cell>
          <table:table-cell table:style-name="ce2" office:value-type="string">
            <text:p>shaman sp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eʣhemîm</text:p>
          </table:table-cell>
          <table:table-cell table:style-name="ce2" office:value-type="string">
            <text:p>cheerfu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ēŋpɛ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ʣhēːs</text:p>
          </table:table-cell>
          <table:table-cell table:style-name="ce2" office:value-type="string">
            <text:p>high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ɛ̄ːs</text:p>
          </table:table-cell>
          <table:table-cell table:style-name="ce2" office:value-type="string">
            <text:p>sweeping cle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ʣhe'rem</text:p>
          </table:table-cell>
          <table:table-cell table:style-name="ce2" office:value-type="string">
            <text:p>ri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ʣhe'remsi</text:p>
          </table:table-cell>
          <table:table-cell table:style-name="ce2" office:value-type="string">
            <text:p>plant - myrica esculent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ʣhesu</text:p>
          </table:table-cell>
          <table:table-cell table:style-name="ce2" office:value-type="string">
            <text:p>tree - terminalis myriocarp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ʣhūŋ</text:p>
          </table:table-cell>
          <table:table-cell table:style-name="ce2" office:value-type="string">
            <text:p>wind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 table:number-columns-repeated="4"/>
          <table:table-cell table:style-name="ce2" table:number-columns-repeated="1010"/>
        </table:table-row>
        <table:table-row table:style-name="ro1">
          <table:table-cell table:style-name="ce2" office:value-type="string">
            <text:p>body</text:p>
          </table:table-cell>
          <table:table-cell table:style-name="ce3" office:value-type="string">
            <text:p>ʣhusrɛm</text:p>
          </table:table-cell>
          <table:table-cell table:style-name="ce2" office:value-type="string">
            <text:p>fev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ʌ'lʌm</text:p>
          </table:table-cell>
          <table:table-cell table:style-name="ce2" office:value-type="string">
            <text:p>pit, dit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ʌ̄m</text:p>
          </table:table-cell>
          <table:table-cell table:style-name="ce2" office:value-type="string">
            <text:p>hou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3" office:value-type="string">
            <text:p>kʌmbʌ̂r</text:p>
          </table:table-cell>
          <table:table-cell table:style-name="ce2" office:value-type="string">
            <text:p>hi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ʌmɦôːp</text:p>
          </table:table-cell>
          <table:table-cell table:style-name="ce2" office:value-type="string">
            <text:p>house ow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ʌmmo'si</text:p>
          </table:table-cell>
          <table:table-cell table:style-name="ce2" office:value-type="string">
            <text:p>khaling deit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ʌ'nʌsi</text:p>
          </table:table-cell>
          <table:table-cell table:style-name="ce2" office:value-type="string">
            <text:p>orchid - coelogie corymbos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kʌ'wʌ</text:p>
          </table:table-cell>
          <table:table-cell table:style-name="ce2" office:value-type="string">
            <text:p>strea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kâː</text:p>
          </table:table-cell>
          <table:table-cell table:style-name="ce2" office:value-type="string">
            <text:p>skin, ba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ʌlānte</text:p>
          </table:table-cell>
          <table:table-cell table:style-name="ce2" office:value-type="string">
            <text:p>naked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ânter</text:p>
          </table:table-cell>
          <table:table-cell table:style-name="ce2" office:value-type="string">
            <text:p>bamboo - dendroca lanm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3" office:value-type="string">
            <text:p>kāːphi</text:p>
          </table:table-cell>
          <table:table-cell table:style-name="ce2" office:value-type="string">
            <text:p>fa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at</text:p>
          </table:table-cell>
          <table:table-cell table:style-name="ce2" office:value-type="string">
            <text:p>vine - rubia manji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çpɛ</text:p>
          </table:table-cell>
          <table:table-cell table:style-name="ce2" office:value-type="string">
            <text:p>wit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animal</text:p>
          </table:table-cell>
          <table:table-cell table:style-name="ce2" office:value-type="string">
            <text:p>kɛ̂l</text:p>
          </table:table-cell>
          <table:table-cell table:style-name="ce2" office:value-type="string">
            <text:p>fox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animal</text:p>
          </table:table-cell>
          <table:table-cell table:style-name="ce2" office:value-type="string">
            <text:p>kɛ̂m</text:p>
          </table:table-cell>
          <table:table-cell table:style-name="ce2" office:value-type="string">
            <text:p>el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̄m</text:p>
          </table:table-cell>
          <table:table-cell table:style-name="ce2" office:value-type="string">
            <text:p>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mɛndʉ'ki</text:p>
          </table:table-cell>
          <table:table-cell table:style-name="ce2" office:value-type="string">
            <text:p>wild yam (dioscorea pentaphy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ɛnʦilêm</text:p>
          </table:table-cell>
          <table:table-cell table:style-name="ce2" office:value-type="string">
            <text:p>vine - pouzolia sp.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̄mŋʌlu</text:p>
          </table:table-cell>
          <table:table-cell table:style-name="ce2" office:value-type="string">
            <text:p>mol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ɛ̄ːp</text:p>
          </table:table-cell>
          <table:table-cell table:style-name="ce2" office:value-type="string">
            <text:p>p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'phɛm</text:p>
          </table:table-cell>
          <table:table-cell table:style-name="ce2" office:value-type="string">
            <text:p>gourd (lagenaria leucarth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̄rdo</text:p>
          </table:table-cell>
          <table:table-cell table:style-name="ce2" office:value-type="string">
            <text:p>kn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s</text:p>
          </table:table-cell>
          <table:table-cell table:style-name="ce2" office:value-type="string">
            <text:p>loin clo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kinship</text:p>
          </table:table-cell>
          <table:table-cell table:style-name="ce2" office:value-type="string">
            <text:p>ke</text:p>
          </table:table-cell>
          <table:table-cell table:style-name="ce2" office:value-type="string">
            <text:p>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ekpɛ</text:p>
          </table:table-cell>
          <table:table-cell table:style-name="ce3" office:value-type="string">
            <text:p>lad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colour</text:p>
          </table:table-cell>
          <table:table-cell table:style-name="ce2" office:value-type="string">
            <text:p>kekêm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e'kser (mʉnɛ0</text:p>
          </table:table-cell>
          <table:table-cell table:style-name="ce2" office:value-type="string">
            <text:p>lice kil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/>
          <table:table-cell office:value-type="string">
            <text:p>ke'kepʦi</text:p>
          </table:table-cell>
          <table:table-cell office:value-type="string">
            <text:p>grass (triumfetta pilosa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ke'ra</text:p>
          </table:table-cell>
          <table:table-cell office:value-type="string">
            <text:p>MB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i'rimɛ</text:p>
          </table:table-cell>
          <table:table-cell office:value-type="string">
            <text:p>cric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ki</text:p>
          </table:table-cell>
          <table:table-cell office:value-type="string">
            <text:p>potat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erōŋ</text:p>
          </table:table-cell>
          <table:table-cell office:value-type="string">
            <text:p>pe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'kʦʌlʌp</text:p>
          </table:table-cell>
          <table:table-cell office:value-type="string">
            <text:p>lizar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kʦiŋgêl</text:p>
          </table:table-cell>
          <table:table-cell office:value-type="string">
            <text:p>sna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o'kʦʌm</text:p>
          </table:table-cell>
          <table:table-cell office:value-type="string">
            <text:p>mort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ōŋkʌdʌm</text:p>
          </table:table-cell>
          <table:table-cell office:value-type="string">
            <text:p>wooden hamm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kōŋkoʦi</text:p>
          </table:table-cell>
          <table:table-cell office:value-type="string">
            <text:p>tree - litsea cubed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ōŋkoŋ (mʌ̂nsinɛ)</text:p>
          </table:table-cell>
          <table:table-cell office:value-type="string">
            <text:p>lie sideways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ku'rusi</text:p>
          </table:table-cell>
          <table:table-cell table:style-name="ce3" office:value-type="string">
            <text:p>tree - emblica officinali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</text:p>
          </table:table-cell>
          <table:table-cell office:value-type="string">
            <text:p>ligh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3" office:value-type="string">
            <text:p>kōrtʌp</text:p>
          </table:table-cell>
          <table:table-cell office:value-type="string">
            <text:p>wild c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m</text:p>
          </table:table-cell>
          <table:table-cell office:value-type="string">
            <text:p>clou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kɵs</text:p>
          </table:table-cell>
          <table:table-cell office:value-type="string">
            <text:p>porcupin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rêmʦi</text:p>
          </table:table-cell>
          <table:table-cell office:value-type="string">
            <text:p>tic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u</text:p>
          </table:table-cell>
          <table:table-cell office:value-type="string">
            <text:p>wat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kʉ'bermɛ</text:p>
          </table:table-cell>
          <table:table-cell office:value-type="string">
            <text:p>dragonfl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u'kʦa</text:p>
          </table:table-cell>
          <table:table-cell office:value-type="string">
            <text:p>bird tra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u'kku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kōːle</text:p>
          </table:table-cell>
          <table:table-cell office:value-type="string">
            <text:p>tree - boswellia serrat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rʉskʉ̂ː (mʉnɛ)</text:p>
          </table:table-cell>
          <table:table-cell office:value-type="string">
            <text:p>knee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u'bhel</text:p>
          </table:table-cell>
          <table:table-cell office:value-type="string">
            <text:p>wav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kūŋgi</text:p>
          </table:table-cell>
          <table:table-cell table:style-name="ce2" office:value-type="string">
            <text:p>basket (phɵ tɵkde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ûŋkhʌm</text:p>
          </table:table-cell>
          <table:table-cell table:style-name="ce3" office:value-type="string">
            <text:p>veranda ??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ūrsi</text:p>
          </table:table-cell>
          <table:table-cell table:style-name="ce2" office:value-type="string">
            <text:p>walnu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ʉ'kpɛ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ʉlɛ'</text:p>
          </table:table-cell>
          <table:table-cell table:style-name="ce2" office:value-type="string">
            <text:p>spr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ʉmîn (lʉnɛ)</text:p>
          </table:table-cell>
          <table:table-cell table:style-name="ce2" office:value-type="string">
            <text:p>thir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ʉppi</text:p>
          </table:table-cell>
          <table:table-cell office:value-type="string">
            <text:p>forehead</text:p>
          </table:table-cell>
          <table:table-cell office:value-type="string">
            <text:p>n</text:p>
          </table:table-cell>
          <table:table-cell table:number-columns-repeated="4"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oɔ̄m</text:p>
          </table:table-cell>
          <table:table-cell table:style-name="ce2" office:value-type="string">
            <text:p>mou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oɔmsoɔ̄m</text:p>
          </table:table-cell>
          <table:table-cell table:style-name="ce2" office:value-type="string">
            <text:p>bea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oɔ̄mtotʌr</text:p>
          </table:table-cell>
          <table:table-cell table:style-name="ce2" office:value-type="string">
            <text:p>li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oɔ̄r</text:p>
          </table:table-cell>
          <table:table-cell table:style-name="ce2" office:value-type="string">
            <text:p>wou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/>
          <table:table-cell office:value-type="string">
            <text:p>koɔ̄rʦoɔm</text:p>
          </table:table-cell>
          <table:table-cell office:value-type="string">
            <text:p>ladle (phʌljûː thoɔ̄lde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oɔ̄i</text:p>
          </table:table-cell>
          <table:table-cell table:style-name="ce2" office:value-type="string">
            <text:p>vegetabl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khʌrmîm</text:p>
          </table:table-cell>
          <table:table-cell office:value-type="string">
            <text:p>round</text:p>
          </table:table-cell>
          <table:table-cell office:value-type="string">
            <text:p>adj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'lʌ</text:p>
          </table:table-cell>
          <table:table-cell office:value-type="string">
            <text:p>yam (dioscorea bulbifera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mʌlmîm</text:p>
          </table:table-cell>
          <table:table-cell office:value-type="string">
            <text:p>soft potato</text:p>
          </table:table-cell>
          <table:table-cell office:value-type="string">
            <text:p>adj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ŋ</text:p>
          </table:table-cell>
          <table:table-cell table:style-name="ce3" office:value-type="string">
            <text:p>bil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r</text:p>
          </table:table-cell>
          <table:table-cell office:value-type="string">
            <text:p>hand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table:number-columns-repeated="2"/>
          <table:table-cell office:value-type="string">
            <text:p>fist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ʌ'wa nokʦo</text:p>
          </table:table-cell>
          <table:table-cell table:style-name="ce2" office:value-type="string">
            <text:p>shaman 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/>
          <table:table-cell table:style-name="ce2" table:number-columns-repeated="1013"/>
        </table:table-row>
        <table:table-row table:style-name="ro1">
          <table:table-cell/>
          <table:table-cell office:value-type="string">
            <text:p>kha'bu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'ktʌm</text:p>
          </table:table-cell>
          <table:table-cell office:value-type="string">
            <text:p>plant - polygonum rucinatum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kʦʌrʌp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̂ː</text:p>
          </table:table-cell>
          <table:table-cell table:style-name="ce3" office:value-type="string">
            <text:p>????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̄ŋ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̂n (lʉnɛ)</text:p>
          </table:table-cell>
          <table:table-cell office:value-type="string">
            <text:p>sham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'kmɵ</text:p>
          </table:table-cell>
          <table:table-cell office:value-type="string">
            <text:p>sputum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bi</text:p>
          </table:table-cell>
          <table:table-cell office:value-type="string">
            <text:p>where</text:p>
          </table:table-cell>
          <table:table-cell office:value-type="string">
            <text:p>pro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'lɛmbɛ</text:p>
          </table:table-cell>
          <table:table-cell office:value-type="string">
            <text:p>cold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̂l</text:p>
          </table:table-cell>
          <table:table-cell office:value-type="string">
            <text:p>khaling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'nɛmbu</text:p>
          </table:table-cell>
          <table:table-cell office:value-type="string">
            <text:p>tree - heynea trijuga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̂i (mʉnɛ)</text:p>
          </table:table-cell>
          <table:table-cell office:value-type="string">
            <text:p>sell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'bɛmsi</text:p>
          </table:table-cell>
          <table:table-cell office:value-type="string">
            <text:p>plant - melothris maderaspatana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khe'ʦʉlʉ</text:p>
          </table:table-cell>
          <table:table-cell office:value-type="string">
            <text:p>elbow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'le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elkɛ̂m</text:p>
          </table:table-cell>
          <table:table-cell office:value-type="string">
            <text:p>dregs (beer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'mu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̄ŋ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ɛ'rɛkso</text:p>
          </table:table-cell>
          <table:table-cell office:value-type="string">
            <text:p>hook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spɵ</text:p>
          </table:table-cell>
          <table:table-cell office:value-type="string">
            <text:p>thief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etʌdân</text:p>
          </table:table-cell>
          <table:table-cell office:value-type="string">
            <text:p>shaman head gear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ik</text:p>
          </table:table-cell>
          <table:table-cell office:value-type="string">
            <text:p>plant - scorrula elata</text:p>
          </table:table-cell>
          <table:table-cell table:number-columns-repeated="8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ɵ</text:p>
          </table:table-cell>
          <table:table-cell office:value-type="string">
            <text:p>temporary bridg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office:value-type="string">
            <text:p>plant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>
            <text:p>saliv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/>
          <table:table-cell table:style-name="ce2" office:value-type="string">
            <text:p>khisʌ</text:p>
          </table:table-cell>
          <table:table-cell table:style-name="ce2" office:value-type="string">
            <text:p>pine - pinus griffithii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number-columns-repeated="3"/>
          <table:table-cell table:style-name="ce2" table:number-columns-repeated="1013"/>
        </table:table-row>
        <table:table-row table:style-name="ro1">
          <table:table-cell table:style-name="ce2"/>
          <table:table-cell/>
          <table:table-cell office:value-type="string">
            <text:p>warp</text:p>
          </table:table-cell>
          <table:table-cell table:style-name="ce2" table:number-columns-repeated="5"/>
          <table:table-cell table:number-columns-repeated="3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khlê<text:span text:style-name="T1">ː</text:span><text:span text:style-name="T2">p</text:span></text:p>
          </table:table-cell>
          <table:table-cell table:style-name="ce2" office:value-type="string">
            <text:p>dog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li</text:p>
          </table:table-cell>
          <table:table-cell table:style-name="ce2" office:value-type="string">
            <text:p>feces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li lokpɛ</text:p>
          </table:table-cell>
          <table:table-cell table:style-name="ce2" office:value-type="string">
            <text:p>dung beetl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ʔukhō<text:span text:style-name="T1">ŋ</text:span><text:span text:style-name="T2">le</text:span></text:p>
          </table:table-cell>
          <table:table-cell table:style-name="ce2" office:value-type="string">
            <text:p>crosswise</text:p>
          </table:table-cell>
          <table:table-cell office:value-type="string">
            <text:p>adv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os</text:p>
          </table:table-cell>
          <table:table-cell table:style-name="ce2" office:value-type="string">
            <text:p>taro - Alocasia indicum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ɵrsɛ̂i</text:p>
          </table:table-cell>
          <table:table-cell table:style-name="ce2" office:value-type="string">
            <text:p>chili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ɛwɛl</text:p>
          </table:table-cell>
          <table:table-cell table:style-name="ce2" office:value-type="string">
            <text:p>tree - Michelia champaca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roɔ̂m</text:p>
          </table:table-cell>
          <table:table-cell table:style-name="ce2" office:value-type="string">
            <text:p>lid, cover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khû<text:span text:style-name="T1">ː</text:span></text:p>
          </table:table-cell>
          <table:table-cell table:style-name="ce2" office:value-type="string">
            <text:p>bird sp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'do</text:p>
          </table:table-cell>
          <table:table-cell table:style-name="ce2" office:value-type="string">
            <text:p>honey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du</text:p>
          </table:table-cell>
          <table:table-cell table:style-name="ce2" office:value-type="string">
            <text:p>ladder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ukkoɔ̄i</text:p>
          </table:table-cell>
          <table:table-cell table:style-name="ce2" office:value-type="string">
            <text:p>fungus sp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number-columns-repeated="3"/>
          <table:table-cell table:style-name="ce2" table:number-columns-repeated="1013"/>
        </table:table-row>
        <table:table-row table:style-name="ro2">
          <table:table-cell table:style-name="ce2"/>
          <table:table-cell table:style-name="ce2" office:value-type="string">
            <text:p>khû<text:span text:style-name="T1">ː</text:span><text:span text:style-name="T2">p</text:span></text:p>
          </table:table-cell>
          <table:table-cell table:style-name="ce2" office:value-type="string">
            <text:p>tree - ficus clarat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hûrbu</text:p>
          </table:table-cell>
          <table:table-cell table:style-name="ce2" office:value-type="string">
            <text:p>tree - Albizzia moll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ʉdʉwɛ</text:p>
          </table:table-cell>
          <table:table-cell table:style-name="ce2" office:value-type="string">
            <text:p>liza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ʉnʉwɛ</text:p>
          </table:table-cell>
          <table:table-cell table:style-name="ce2" office:value-type="string">
            <text:p>p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khʉrʉ̂<text:span text:style-name="T1">ː</text:span></text:p>
          </table:table-cell>
          <table:table-cell table:style-name="ce2" office:value-type="string">
            <text:p>grinding 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̄lʣoɔm</text:p>
          </table:table-cell>
          <table:table-cell table:style-name="ce2" office:value-type="string">
            <text:p>goit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pkhoɔp</text:p>
          </table:table-cell>
          <table:table-cell table:style-name="ce2" office:value-type="string">
            <text:p>she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̄r</text:p>
          </table:table-cell>
          <table:table-cell table:style-name="ce2" office:value-type="string">
            <text:p>fen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̄rbe</text:p>
          </table:table-cell>
          <table:table-cell table:style-name="ce2" office:value-type="string">
            <text:p>wooden bow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</text:p>
          </table:table-cell>
          <table:table-cell table:style-name="ce2" office:value-type="string">
            <text:p>sh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</text:p>
          </table:table-cell>
          <table:table-cell table:style-name="ce2" office:value-type="string">
            <text:p>bad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ʦasi</text:p>
          </table:table-cell>
          <table:table-cell table:style-name="ce2" office:value-type="string">
            <text:p>tree - Gautheria hookeri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ʌ̄mlʌm sā<text:span text:style-name="T1">ŋ</text:span></text:p>
          </table:table-cell>
          <table:table-cell table:style-name="ce2" office:value-type="string">
            <text:p>shrub - tithymarus sikkim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pɵk</text:p>
          </table:table-cell>
          <table:table-cell table:style-name="ce2" office:value-type="string">
            <text:p>lime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ʌ̂mti</text:p>
          </table:table-cell>
          <table:table-cell table:style-name="ce2" office:value-type="string">
            <text:p>magg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ʌ̄<text:span text:style-name="T1">ŋ</text:span></text:p>
          </table:table-cell>
          <table:table-cell table:style-name="ce2" office:value-type="string">
            <text:p>basket (carried on the back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ʌ̄<text:span text:style-name="T1">ŋ</text:span><text:span text:style-name="T2">khi</text:span></text:p>
          </table:table-cell>
          <table:table-cell table:style-name="ce2" office:value-type="string">
            <text:p>yea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â<text:span text:style-name="T1">ː</text:span></text:p>
          </table:table-cell>
          <table:table-cell table:style-name="ce2" office:value-type="string">
            <text:p>fro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âm</text:p>
          </table:table-cell>
          <table:table-cell table:style-name="ce2" office:value-type="string">
            <text:p>armp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ā<text:span text:style-name="T1">ː</text:span><text:span text:style-name="T2">me</text:span></text:p>
          </table:table-cell>
          <table:table-cell table:style-name="ce2" office:value-type="string">
            <text:p>wid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phu</text:p>
          </table:table-cell>
          <table:table-cell table:style-name="ce2" office:value-type="string">
            <text:p>b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ā<text:span text:style-name="T1">ː</text:span><text:span text:style-name="T2">s</text:span></text:p>
          </table:table-cell>
          <table:table-cell table:style-name="ce2" office:value-type="string">
            <text:p>h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ā<text:span text:style-name="T1">ː</text:span><text:span text:style-name="T2">skʌ</text:span></text:p>
          </table:table-cell>
          <table:table-cell table:style-name="ce2" office:value-type="string">
            <text:p>doo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'bɛ</text:p>
          </table:table-cell>
          <table:table-cell table:style-name="ce2" office:value-type="string">
            <text:p>quiet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̂l</text:p>
          </table:table-cell>
          <table:table-cell table:style-name="ce2" office:value-type="string">
            <text:p>previously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̂m</text:p>
          </table:table-cell>
          <table:table-cell table:style-name="ce2" office:value-type="string">
            <text:p>choler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̄m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lɛ</text:p>
          </table:table-cell>
          <table:table-cell table:style-name="ce2" office:value-type="string">
            <text:p>hand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sbɛ</text:p>
          </table:table-cell>
          <table:table-cell table:style-name="ce2" office:value-type="string">
            <text:p>bo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kʌtas</text:p>
          </table:table-cell>
          <table:table-cell table:style-name="ce2" office:value-type="string">
            <text:p>testi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̂l</text:p>
          </table:table-cell>
          <table:table-cell table:style-name="ce2" office:value-type="string">
            <text:p>so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̄ldʌm</text:p>
          </table:table-cell>
          <table:table-cell table:style-name="ce2" office:value-type="string">
            <text:p>forest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̄m</text:p>
          </table:table-cell>
          <table:table-cell table:style-name="ce2" office:value-type="string">
            <text:p>tongu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mʌ</text:p>
          </table:table-cell>
          <table:table-cell table:style-name="ce2" office:value-type="string">
            <text:p>li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noɔm</text:p>
          </table:table-cell>
          <table:table-cell table:style-name="ce2" office:value-type="string">
            <text:p>headband to carry load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lɛku</text:p>
          </table:table-cell>
          <table:table-cell table:style-name="ce2" office:value-type="string">
            <text:p>inside out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 table:style-name="ce3"/>
          <table:table-cell table:style-name="ce2" table:number-columns-repeated="1013"/>
        </table:table-row>
        <table:table-row table:style-name="ro2">
          <table:table-cell table:style-name="ce2"/>
          <table:table-cell table:style-name="ce2" office:value-type="string">
            <text:p>le<text:span text:style-name="T1">ŋ</text:span><text:span text:style-name="T2">aksi</text:span></text:p>
          </table:table-cell>
          <table:table-cell table:style-name="ce2" office:value-type="string">
            <text:p>ban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pti</text:p>
          </table:table-cell>
          <table:table-cell table:style-name="ce2" office:value-type="string">
            <text:p>w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epkhʌmin</text:p>
          </table:table-cell>
          <table:table-cell table:style-name="ce3" office:value-type="string">
            <text:p>???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i</text:p>
          </table:table-cell>
          <table:table-cell table:style-name="ce2" office:value-type="string">
            <text:p>pen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okpei</text:p>
          </table:table-cell>
          <table:table-cell table:style-name="ce2" office:value-type="string">
            <text:p>lee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onɛm</text:p>
          </table:table-cell>
          <table:table-cell table:style-name="ce2" office:value-type="string">
            <text:p>dry sea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ɵ</text:p>
          </table:table-cell>
          <table:table-cell table:style-name="ce2" office:value-type="string">
            <text:p>mo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ɵ</text:p>
          </table:table-cell>
          <table:table-cell table:style-name="ce2" office:value-type="string">
            <text:p>feeling, sens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ɵl'mʌdu</text:p>
          </table:table-cell>
          <table:table-cell table:style-name="ce2" office:value-type="string">
            <text:p>mo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ɵ̂<text:span text:style-name="T1">ŋ</text:span><text:span text:style-name="T2">mɛ</text:span></text:p>
          </table:table-cell>
          <table:table-cell table:style-name="ce2" office:value-type="string">
            <text:p>reflecti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̂<text:span text:style-name="T1">ː</text:span></text:p>
          </table:table-cell>
          <table:table-cell table:style-name="ce2" office:value-type="string">
            <text:p>water lee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ː</text:span><text:span text:style-name="T2">dzʌ</text:span></text:p>
          </table:table-cell>
          <table:table-cell table:style-name="ce2" office:value-type="string">
            <text:p>millet - eleusine corac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ūm</text:p>
          </table:table-cell>
          <table:table-cell table:style-name="ce2" office:value-type="string">
            <text:p>liv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umu</text:p>
          </table:table-cell>
          <table:table-cell table:style-name="ce2" office:value-type="string">
            <text:p>lepros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/text:p>
          </table:table-cell>
          <table:table-cell table:style-name="ce2" office:value-type="string">
            <text:p>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text:span text:style-name="T2">kupɛ</text:span></text:p>
          </table:table-cell>
          <table:table-cell table:style-name="ce2" office:value-type="string">
            <text:p>plant - amaranthus caudat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text:span text:style-name="T2">pɛ</text:span></text:p>
          </table:table-cell>
          <table:table-cell table:style-name="ce2" office:value-type="string">
            <text:p>rich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up</text:p>
          </table:table-cell>
          <table:table-cell table:style-name="ce2" office:value-type="string">
            <text:p>j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2"/>
          <table:table-cell table:style-name="ce2" office:value-type="string">
            <text:p>lʉ̂<text:span text:style-name="T1">ː</text:span></text:p>
          </table:table-cell>
          <table:table-cell table:style-name="ce2" office:value-type="string">
            <text:p>horn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ʉʦitʌ̂m</text:p>
          </table:table-cell>
          <table:table-cell table:style-name="ce2" office:value-type="string">
            <text:p>spotted forktail - enicurus maculat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ʉ̂<text:span text:style-name="T1">ŋ</text:span><text:span text:style-name="T2">pɵ</text:span></text:p>
          </table:table-cell>
          <table:table-cell table:style-name="ce2" office:value-type="string">
            <text:p>illegitimate 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ʉpphi</text:p>
          </table:table-cell>
          <table:table-cell table:style-name="ce2" office:value-type="string">
            <text:p>cent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oɔ̄mʣʌ</text:p>
          </table:table-cell>
          <table:table-cell table:style-name="ce2" office:value-type="string">
            <text:p>foo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kʦhe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lʌm</text:p>
          </table:table-cell>
          <table:table-cell table:style-name="ce2" office:value-type="string">
            <text:p>sku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khʌ </text:p>
          </table:table-cell>
          <table:table-cell table:style-name="ce2" office:value-type="string">
            <text:p>codonopsis virid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nʣi</text:p>
          </table:table-cell>
          <table:table-cell table:style-name="ce2" office:value-type="string">
            <text:p>woman's scar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̄r</text:p>
          </table:table-cell>
          <table:table-cell table:style-name="ce2" office:value-type="string">
            <text:p>fine 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̄rsoɔm</text:p>
          </table:table-cell>
          <table:table-cell table:style-name="ce2" office:value-type="string">
            <text:p>body 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s</text:p>
          </table:table-cell>
          <table:table-cell table:style-name="ce2" office:value-type="string">
            <text:p>ey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tikhʌla</text:p>
          </table:table-cell>
          <table:table-cell table:style-name="ce2" office:value-type="string">
            <text:p>fern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â<text:span text:style-name="T1">ː</text:span></text:p>
          </table:table-cell>
          <table:table-cell table:style-name="ce2" office:value-type="string">
            <text:p>thrush (Myophoneus caerule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ā<text:span text:style-name="T1">ː</text:span><text:span text:style-name="T2">ʦʌrʌm</text:span></text:p>
          </table:table-cell>
          <table:table-cell table:style-name="ce2" office:value-type="string">
            <text:p>shrub (inula capp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rʌ</text:p>
          </table:table-cell>
          <table:table-cell table:style-name="ce2" office:value-type="string">
            <text:p>tree (Callicarpa arbore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ā<text:span text:style-name="T1">ː</text:span><text:span text:style-name="T2">sʌ</text:span></text:p>
          </table:table-cell>
          <table:table-cell table:style-name="ce2" office:value-type="string">
            <text:p>tree (Myrsine semiserra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ɛ̄<text:span text:style-name="T1">ː</text:span><text:span text:style-name="T2">ʦɛ</text:span></text:p>
          </table:table-cell>
          <table:table-cell table:style-name="ce2" office:value-type="string">
            <text:p>old wo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khilʣɛʣɛ</text:p>
          </table:table-cell>
          <table:table-cell table:style-name="ce2" office:value-type="string">
            <text:p>eye muc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̂m</text:p>
          </table:table-cell>
          <table:table-cell table:style-name="ce2" office:value-type="string">
            <text:p>m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̄m</text:p>
          </table:table-cell>
          <table:table-cell table:style-name="ce2" office:value-type="string">
            <text:p>he</text:p>
          </table:table-cell>
          <table:table-cell table:style-name="ce2" office:value-type="string">
            <text:p>pro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̂mʦɵ</text:p>
          </table:table-cell>
          <table:table-cell table:style-name="ce2" office:value-type="string">
            <text:p>MZ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s</text:p>
          </table:table-cell>
          <table:table-cell table:style-name="ce2" office:value-type="string">
            <text:p>lentil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t</text:p>
          </table:table-cell>
          <table:table-cell table:style-name="ce2" office:value-type="string">
            <text:p>part of the 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lsêm</text:p>
          </table:table-cell>
          <table:table-cell table:style-name="ce2" office:value-type="string">
            <text:p>gir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̂n mʉnɛ</text:p>
          </table:table-cell>
          <table:table-cell table:style-name="ce2" office:value-type="string">
            <text:p>be envious</text:p>
          </table:table-cell>
          <table:table-cell table:style-name="ce2" office:value-type="string">
            <text:p>exp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̂r</text:p>
          </table:table-cell>
          <table:table-cell table:style-name="ce2" office:value-type="string">
            <text:p>t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rlɛ̂m</text:p>
          </table:table-cell>
          <table:table-cell table:style-name="ce2" office:value-type="string">
            <text:p>herb (Plectranthus coet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s</text:p>
          </table:table-cell>
          <table:table-cell table:style-name="ce2" office:value-type="string">
            <text:p>buffal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sbɛ</text:p>
          </table:table-cell>
          <table:table-cell table:style-name="ce2" office:value-type="string">
            <text:p>w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etē<text:span text:style-name="T1">ŋ</text:span></text:p>
          </table:table-cell>
          <table:table-cell table:style-name="ce2" office:value-type="string">
            <text:p>in vain</text:p>
          </table:table-cell>
          <table:table-cell table:style-name="ce2" office:value-type="string">
            <text:p>q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̂i</text:p>
          </table:table-cell>
          <table:table-cell table:style-name="ce2" office:value-type="string">
            <text:p>w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kmɵ</text:p>
          </table:table-cell>
          <table:table-cell table:style-name="ce2" office:value-type="string">
            <text:p>smoke, tear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lɛpʦa</text:p>
          </table:table-cell>
          <table:table-cell table:style-name="ce2" office:value-type="string">
            <text:p>fla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̂n</text:p>
          </table:table-cell>
          <table:table-cell table:style-name="ce2" office:value-type="string">
            <text:p>l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̂<text:span text:style-name="T1">ː</text:span><text:span text:style-name="T2"> ʣhim-</text:span></text:p>
          </table:table-cell>
          <table:table-cell table:style-name="ce2" office:value-type="string">
            <text:p>get bored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olʌri</text:p>
          </table:table-cell>
          <table:table-cell table:style-name="ce2" office:value-type="string">
            <text:p>flut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mo<text:span text:style-name="T1">ŋ</text:span><text:span text:style-name="T2">golôm</text:span></text:p>
          </table:table-cell>
          <table:table-cell table:style-name="ce2" office:value-type="string">
            <text:p>tree (terminalia chebu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̂<text:span text:style-name="T1">ː</text:span><text:span text:style-name="T2">p</text:span></text:p>
          </table:table-cell>
          <table:table-cell table:style-name="ce2" office:value-type="string">
            <text:p>disea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oromɛs</text:p>
          </table:table-cell>
          <table:table-cell table:style-name="ce2" office:value-type="string">
            <text:p>Phaseolus mung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os</text:p>
          </table:table-cell>
          <table:table-cell table:style-name="ce2" office:value-type="string">
            <text:p>b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̄<text:span text:style-name="T1">ː</text:span><text:span text:style-name="T2">sʌm</text:span></text:p>
          </table:table-cell>
          <table:table-cell table:style-name="ce2" office:value-type="string">
            <text:p>seat of the head of a househo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̄<text:span text:style-name="T1">ː</text:span><text:span text:style-name="T2">si</text:span></text:p>
          </table:table-cell>
          <table:table-cell table:style-name="ce2" office:value-type="string">
            <text:p>religious ceremon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ɵ̂l</text:p>
          </table:table-cell>
          <table:table-cell table:style-name="ce2" office:value-type="string">
            <text:p>assemb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upu</text:p>
          </table:table-cell>
          <table:table-cell table:style-name="ce2" office:value-type="string">
            <text:p>bel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mûr</text:p>
          </table:table-cell>
          <table:table-cell table:style-name="ce2" office:value-type="string">
            <text:p>sme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ʉndʉ</text:p>
          </table:table-cell>
          <table:table-cell table:style-name="ce2" office:value-type="string">
            <text:p>larg flying an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̄<text:span text:style-name="T1">ŋ</text:span>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̄<text:span text:style-name="T1">ŋ</text:span>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<text:span text:style-name="T1">ŋ</text:span><text:span text:style-name="T2">kajêm</text:span></text:p>
          </table:table-cell>
          <table:table-cell table:style-name="ce2" office:value-type="string">
            <text:p>shrub (Bucklandia populne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<text:span text:style-name="T1">ŋ</text:span><text:span text:style-name="T2">thukpɛ</text:span></text:p>
          </table:table-cell>
          <table:table-cell table:style-name="ce2" office:value-type="string">
            <text:p>brav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rm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aktu</text:p>
          </table:table-cell>
          <table:table-cell table:style-name="ce2" office:value-type="string">
            <text:p>sou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ʌʦʌr lʉ-</text:p>
          </table:table-cell>
          <table:table-cell table:style-name="ce2" office:value-type="string">
            <text:p>be jealous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mdʉlêm</text:p>
          </table:table-cell>
          <table:table-cell table:style-name="ce2" office:value-type="string">
            <text:p>loc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ɛmprē<text:span text:style-name="T1">ŋ</text:span><text:span text:style-name="T2">mɛ</text:span></text:p>
          </table:table-cell>
          <table:table-cell table:style-name="ce2" office:value-type="string">
            <text:p>Lycopodium clavat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ɛ̂<text:span text:style-name="T1">ː</text:span><text:span text:style-name="T2">p</text:span></text:p>
          </table:table-cell>
          <table:table-cell table:style-name="ce2" office:value-type="string">
            <text:p>cock's c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kʦibêm</text:p>
          </table:table-cell>
          <table:table-cell table:style-name="ce2" office:value-type="string">
            <text:p>Viburnum erubsce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sbɛ</text:p>
          </table:table-cell>
          <table:table-cell table:style-name="ce2" office:value-type="string">
            <text:p>wooden spo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thɛmɛ</text:p>
          </table:table-cell>
          <table:table-cell table:style-name="ce2" office:value-type="string">
            <text:p>insect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khlimɛ</text:p>
          </table:table-cell>
          <table:table-cell table:style-name="ce2" office:value-type="string">
            <text:p>nasal muc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ēmʦi</text:p>
          </table:table-cell>
          <table:table-cell table:style-name="ce2" office:value-type="string">
            <text:p>ank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es</text:p>
          </table:table-cell>
          <table:table-cell table:style-name="ce2" office:value-type="string">
            <text:p>bra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ɛjɛm</text:span></text:p>
          </table:table-cell>
          <table:table-cell table:style-name="ce2" office:value-type="string">
            <text:p>temp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ʔunî<text:span text:style-name="T1">ː</text:span></text:p>
          </table:table-cell>
          <table:table-cell table:style-name="ce2" office:value-type="string">
            <text:p>sa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în</text:p>
          </table:table-cell>
          <table:table-cell table:style-name="ce2" office:value-type="string">
            <text:p>aun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kipo ʔunî<text:span text:style-name="T1">ŋ</text:span></text:p>
          </table:table-cell>
          <table:table-cell table:style-name="ce2" office:value-type="string">
            <text:p>old potat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̂<text:span text:style-name="T1">ː</text:span><text:span text:style-name="T2"> bi-</text:span></text:p>
          </table:table-cell>
          <table:table-cell table:style-name="ce2" office:value-type="string">
            <text:p>le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̂<text:span text:style-name="T1">ː</text:span><text:span text:style-name="T2"> phi</text:span></text:p>
          </table:table-cell>
          <table:table-cell table:style-name="ce2" office:value-type="string">
            <text:p>borr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̄<text:span text:style-name="T1">ŋ</text:span>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</text:p>
          </table:table-cell>
          <table:table-cell table:style-name="ce2" office:value-type="string">
            <text:p>no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̂r</text:p>
          </table:table-cell>
          <table:table-cell table:style-name="ce2" office:value-type="string">
            <text:p>ti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nɵ̄<text:span text:style-name="T1">ː</text:span><text:span text:style-name="T2">ri</text:span></text:p>
          </table:table-cell>
          <table:table-cell table:style-name="ce2" office:value-type="string">
            <text:p>herb (Chenopodiu; ambrosioide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û<text:span text:style-name="T1">ː</text:span></text:p>
          </table:table-cell>
          <table:table-cell table:style-name="ce2" office:value-type="string">
            <text:p>mi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nū<text:span text:style-name="T1">ː</text:span><text:span text:style-name="T2">me</text:span></text:p>
          </table:table-cell>
          <table:table-cell table:style-name="ce2" office:value-type="string">
            <text:p>sister in la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̄m</text:p>
          </table:table-cell>
          <table:table-cell table:style-name="ce2" office:value-type="string">
            <text:p>su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mɦēmde</text:p>
          </table:table-cell>
          <table:table-cell table:style-name="ce2" office:value-type="string">
            <text:p>w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msomo</text:p>
          </table:table-cell>
          <table:table-cell table:style-name="ce2" office:value-type="string">
            <text:p>epileps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ʉs</text:p>
          </table:table-cell>
          <table:table-cell table:style-name="ce2" office:value-type="string">
            <text:p>brea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ʌlu</text:span></text:p>
          </table:table-cell>
          <table:table-cell table:style-name="ce2" office:value-type="string">
            <text:p>too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âr</text:span></text:p>
          </table:table-cell>
          <table:table-cell table:style-name="ce2" office:value-type="string">
            <text:p>stack 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ɛli</text:span></text:p>
          </table:table-cell>
          <table:table-cell table:style-name="ce2" office:value-type="string">
            <text:p>appearan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eʦo</text:span></text:p>
          </table:table-cell>
          <table:table-cell table:style-name="ce2" office:value-type="string">
            <text:p>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êl</text:span></text:p>
          </table:table-cell>
          <table:table-cell table:style-name="ce2" office:value-type="string">
            <text:p>bird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ɛlɛmɛ</text:span></text:p>
          </table:table-cell>
          <table:table-cell table:style-name="ce2" office:value-type="string">
            <text:p>Pouzolia hirt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ō</text:span><text:span text:style-name="T1">ŋŋ</text:span><text:span text:style-name="T2">o</text:span></text:p>
          </table:table-cell>
          <table:table-cell table:style-name="ce2" office:value-type="string">
            <text:p>eag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ɵ</text:span></text:p>
          </table:table-cell>
          <table:table-cell table:style-name="ce2" office:value-type="string">
            <text:p>fis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oɔpsu</text:span></text:p>
          </table:table-cell>
          <table:table-cell table:style-name="ce2" office:value-type="string">
            <text:p>frie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onʦomɛ mʉnɛ</text:p>
          </table:table-cell>
          <table:table-cell table:style-name="ce2" office:value-type="string">
            <text:p>slan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ɵdi</text:p>
          </table:table-cell>
          <table:table-cell table:style-name="ce2" office:value-type="string">
            <text:p>thou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oroʦi</text:span></text:p>
          </table:table-cell>
          <table:table-cell table:style-name="ce2" office:value-type="string">
            <text:p>spikenard (Nardostachys jatamans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ɵʔɵ̂m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pʌlmîm</text:p>
          </table:table-cell>
          <table:table-cell table:style-name="ce2" office:value-type="string">
            <text:p>spheric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sʌm</text:p>
          </table:table-cell>
          <table:table-cell table:style-name="ce2" office:value-type="string">
            <text:p>bean (Phaseolus aure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ʌtʌra<text:span text:style-name="T1">ŋ</text:span><text:span text:style-name="T2">khi</text:span></text:p>
          </table:table-cell>
          <table:table-cell table:style-name="ce2" office:value-type="string">
            <text:p>cinnam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aktʌsi</text:p>
          </table:table-cell>
          <table:table-cell table:style-name="ce2" office:value-type="string">
            <text:p>Holboellia hookeri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akti</text:p>
          </table:table-cell>
          <table:table-cell table:style-name="ce2" office:value-type="string">
            <text:p>ba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akhʌ</text:p>
          </table:table-cell>
          <table:table-cell table:style-name="ce2" office:value-type="string">
            <text:p>out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ɛ̂<text:span text:style-name="T1">ː</text:span><text:span text:style-name="T2">p</text:span></text:p>
          </table:table-cell>
          <table:table-cell table:style-name="ce2" office:value-type="string">
            <text:p>bamboo (dendrocalamus sikkim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̂lsɵ</text:p>
          </table:table-cell>
          <table:table-cell table:style-name="ce2" office:value-type="string">
            <text:p>calf, sh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p</text:p>
          </table:table-cell>
          <table:table-cell table:style-name="ce2" office:value-type="string">
            <text:p>f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phɛm</text:p>
          </table:table-cell>
          <table:table-cell table:style-name="ce2" office:value-type="string">
            <text:p>cr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smɛ</text:p>
          </table:table-cell>
          <table:table-cell table:style-name="ce2" office:value-type="string">
            <text:p>colic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eka</text:p>
          </table:table-cell>
          <table:table-cell table:style-name="ce2" office:value-type="string">
            <text:p>white 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ē<text:span text:style-name="T1">ŋ</text:span>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epeʦʌ</text:p>
          </table:table-cell>
          <table:table-cell table:style-name="ce2" office:value-type="string">
            <text:p>tweezer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ero<text:span text:style-name="T1">ŋ</text:span><text:span text:style-name="T2">ga</text:span></text:p>
          </table:table-cell>
          <table:table-cell table:style-name="ce2" office:value-type="string">
            <text:p>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ɛ̄l lʉpɛ</text:p>
          </table:table-cell>
          <table:table-cell table:style-name="ce2" office:value-type="string">
            <text:p>heavy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kmɵ</text:p>
          </table:table-cell>
          <table:table-cell table:style-name="ce2" office:value-type="string">
            <text:p>stomach wi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̂n</text:p>
          </table:table-cell>
          <table:table-cell table:style-name="ce2" office:value-type="string">
            <text:p>an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î<text:span text:style-name="T1">ː</text:span><text:span text:style-name="T2">p</text:span></text:p>
          </table:table-cell>
          <table:table-cell table:style-name="ce2" office:value-type="string">
            <text:p>weev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p</text:p>
          </table:table-cell>
          <table:table-cell table:style-name="ce2" office:value-type="string">
            <text:p>grandm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iplʌ̂m</text:p>
          </table:table-cell>
          <table:table-cell table:style-name="ce2" office:value-type="string">
            <text:p>soldier bu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î<text:span text:style-name="T1">ː</text:span><text:span text:style-name="T2">pri</text:span></text:p>
          </table:table-cell>
          <table:table-cell table:style-name="ce2" office:value-type="string">
            <text:p>bird (Molpastes leucogeny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s </text:p>
          </table:table-cell>
          <table:table-cell table:style-name="ce2" office:value-type="string">
            <text:p>deer (Nemohaedus goral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ʣem lɛt-</text:p>
          </table:table-cell>
          <table:table-cell table:style-name="ce3" office:value-type="string">
            <text:p>grumble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̄mʦi</text:p>
          </table:table-cell>
          <table:table-cell table:style-name="ce2" office:value-type="string">
            <text:p>vetch (Dolichos uniflor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mplemmîm</text:p>
          </table:table-cell>
          <table:table-cell table:style-name="ce2" office:value-type="string">
            <text:p>flat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s </text:p>
          </table:table-cell>
          <table:table-cell table:style-name="ce2" office:value-type="string">
            <text:p>white 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̂<text:span text:style-name="T1">ː</text:span></text:p>
          </table:table-cell>
          <table:table-cell table:style-name="ce2" office:value-type="string">
            <text:p>pi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kʌlpu<text:span text:style-name="T1">ŋ</text:span></text:p>
          </table:table-cell>
          <table:table-cell table:style-name="ce2" office:value-type="string">
            <text:p>tree (Luculia gratiss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̂<text:span text:style-name="T1">ː</text:span><text:span text:style-name="T2">mer</text:span></text:p>
          </table:table-cell>
          <table:table-cell table:style-name="ce2" office:value-type="string">
            <text:p>equisetum diffus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poɔp</text:p>
          </table:table-cell>
          <table:table-cell table:style-name="ce2" office:value-type="string">
            <text:p>owl (Huhua nipal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ō<text:span text:style-name="T1">ː</text:span><text:span text:style-name="T2">re</text:span></text:p>
          </table:table-cell>
          <table:table-cell table:style-name="ce2" office:value-type="string">
            <text:p>tree (Machilus Duthie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rʌ<text:span text:style-name="T1">ŋ</text:span><text:span text:style-name="T2">ku</text:span></text:p>
          </table:table-cell>
          <table:table-cell table:style-name="ce2" office:value-type="string">
            <text:p>Equisetum arv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ɵk</text:p>
          </table:table-cell>
          <table:table-cell table:style-name="ce2" office:value-type="string">
            <text:p>ear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rēlko</text:p>
          </table:table-cell>
          <table:table-cell table:style-name="ce2" office:value-type="string">
            <text:p>pod, seed capsu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rē<text:span text:style-name="T1">ŋ</text:span><text:span text:style-name="T2">me</text:span></text:p>
          </table:table-cell>
          <table:table-cell table:style-name="ce2" office:value-type="string">
            <text:p>stroke of lightn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rekprewɛ</text:p>
          </table:table-cell>
          <table:table-cell table:style-name="ce2" office:value-type="string">
            <text:p>herb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rō<text:span text:style-name="T1">ː</text:span><text:span text:style-name="T2">ʦi</text:span></text:p>
          </table:table-cell>
          <table:table-cell table:style-name="ce2" office:value-type="string">
            <text:p>spi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bokʌlpu<text:span text:style-name="T1">ŋ</text:span></text:p>
          </table:table-cell>
          <table:table-cell table:style-name="ce2" office:value-type="string">
            <text:p>Luculia gratiss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ūnʣʌ</text:p>
          </table:table-cell>
          <table:table-cell table:style-name="ce2" office:value-type="string">
            <text:p>hung 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ū<text:span text:style-name="T1">ŋ</text:span><text:span text:style-name="T2">mɛ</text:span></text:p>
          </table:table-cell>
          <table:table-cell table:style-name="ce2" office:value-type="string">
            <text:p>flow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ûr</text:p>
          </table:table-cell>
          <table:table-cell table:style-name="ce2" office:value-type="string">
            <text:p>ratt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ʉjʉ</text:p>
          </table:table-cell>
          <table:table-cell table:style-name="ce2" office:value-type="string">
            <text:p>ash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ʉjʉmɛ</text:p>
          </table:table-cell>
          <table:table-cell table:style-name="ce2" office:value-type="string">
            <text:p>horse f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oɔ̄m</text:p>
          </table:table-cell>
          <table:table-cell table:style-name="ce2" office:value-type="string">
            <text:p>ch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oɔ̄ndʉ</text:p>
          </table:table-cell>
          <table:table-cell table:style-name="ce2" office:value-type="string">
            <text:p>ax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̄l</text:p>
          </table:table-cell>
          <table:table-cell table:style-name="ce2" office:value-type="string">
            <text:p>flou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rʌm</text:p>
          </table:table-cell>
          <table:table-cell table:style-name="ce2" office:value-type="string">
            <text:p>gi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̄rki</text:p>
          </table:table-cell>
          <table:table-cell table:style-name="ce2" office:value-type="string">
            <text:p>d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tu</text:p>
          </table:table-cell>
          <table:table-cell table:style-name="ce2" office:value-type="string">
            <text:p>bamboo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ʌsʌlʌm</text:p>
          </table:table-cell>
          <table:table-cell table:style-name="ce2" office:value-type="string">
            <text:p>fe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lɛ phɛlɛ</text:p>
          </table:table-cell>
          <table:table-cell table:style-name="ce2" office:value-type="string">
            <text:p>slippery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̂r</text:p>
          </table:table-cell>
          <table:table-cell table:style-name="ce2" office:value-type="string">
            <text:p>sna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̄r</text:p>
          </table:table-cell>
          <table:table-cell table:style-name="ce2" office:value-type="string">
            <text:p>clos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tti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eso</text:p>
          </table:table-cell>
          <table:table-cell table:style-name="ce2" office:value-type="string">
            <text:p>peacock fe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hetʌdân</text:p>
          </table:table-cell>
          <table:table-cell table:style-name="ce2" office:value-type="string">
            <text:p>turban of sha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ile</text:p>
          </table:table-cell>
          <table:table-cell table:style-name="ce2" office:value-type="string">
            <text:p>flshy part of the thi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ipi</text:p>
          </table:table-cell>
          <table:table-cell table:style-name="ce2" office:value-type="string">
            <text:p>basket for pressing o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hō<text:span text:style-name="T1">ː</text:span><text:span text:style-name="T2">su </text:span></text:p>
          </table:table-cell>
          <table:table-cell table:style-name="ce2" office:value-type="string">
            <text:p>chee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hō<text:span text:style-name="T1">ŋ</text:span></text:p>
          </table:table-cell>
          <table:table-cell table:style-name="ce2" office:value-type="string">
            <text:p>un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ɵ</text:p>
          </table:table-cell>
          <table:table-cell table:style-name="ce2" office:value-type="string">
            <text:p>chicke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ɵrsi</text:p>
          </table:table-cell>
          <table:table-cell table:style-name="ce2" office:value-type="string">
            <text:p>pumpk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ûl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ulu</text:p>
          </table:table-cell>
          <table:table-cell table:style-name="ce2" office:value-type="string">
            <text:p>communal 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dʌm</text:p>
          </table:table-cell>
          <table:table-cell table:style-name="ce2" office:value-type="string">
            <text:p>cust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̄m</text:p>
          </table:table-cell>
          <table:table-cell table:style-name="ce2" office:value-type="string">
            <text:p>sal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ʌ̄mʣhu<text:span text:style-name="T1">ŋ</text:span></text:p>
          </table:table-cell>
          <table:table-cell table:style-name="ce2" office:value-type="string">
            <text:p>shade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style-name="ce3"/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rʌ<text:span text:style-name="T1">ŋ</text:span><text:span text:style-name="T2">khilɛ̂m</text:span></text:p>
          </table:table-cell>
          <table:table-cell table:style-name="ce2" office:value-type="string">
            <text:p>Lyonia ovalifoli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pʦu</text:p>
          </table:table-cell>
          <table:table-cell table:style-name="ce2" office:value-type="string">
            <text:p>sti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kʦiki</text:p>
          </table:table-cell>
          <table:table-cell table:style-name="ce2" office:value-type="string">
            <text:p>sisal hemp (Girardia palma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ā<text:span text:style-name="T1">ŋ</text:span></text:p>
          </table:table-cell>
          <table:table-cell table:style-name="ce2" office:value-type="string">
            <text:p>roundwor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a<text:span text:style-name="T1">ŋ</text:span><text:span text:style-name="T2">lʌm</text:span></text:p>
          </table:table-cell>
          <table:table-cell table:style-name="ce2" office:value-type="string">
            <text:p>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rʌlmîm</text:p>
          </table:table-cell>
          <table:table-cell table:style-name="ce2" office:value-type="string">
            <text:p>ova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â<text:span text:style-name="T1">ŋ</text:span><text:span text:style-name="T2">li</text:span>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ā<text:span text:style-name="T1">ː</text:span><text:span text:style-name="T2">ru</text:span></text:p>
          </table:table-cell>
          <table:table-cell table:style-name="ce2" office:value-type="string">
            <text:p>see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wʌ</text:p>
          </table:table-cell>
          <table:table-cell table:style-name="ce2" office:value-type="string">
            <text:p>pinetree (Tsuga dum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ɛ̂l</text:p>
          </table:table-cell>
          <table:table-cell table:style-name="ce2" office:value-type="string">
            <text:p>centiped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ɛrɛpʦu</text:p>
          </table:table-cell>
          <table:table-cell table:style-name="ce2" office:value-type="string">
            <text:p>threshing sti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ɛs </text:p>
          </table:table-cell>
          <table:table-cell table:style-name="ce2" office:value-type="string">
            <text:p>k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ɛikhʉ̂m</text:p>
          </table:table-cell>
          <table:table-cell table:style-name="ce2" office:value-type="string">
            <text:p>sie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/text:p>
          </table:table-cell>
          <table:table-cell table:style-name="ce2" office:value-type="string">
            <text:p>brother in la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text:span text:style-name="T2">k</text:span></text:p>
          </table:table-cell>
          <table:table-cell table:style-name="ce2" office:value-type="string">
            <text:p>mongoo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kemɛ</text:p>
          </table:table-cell>
          <table:table-cell table:style-name="ce2" office:value-type="string">
            <text:p>cicad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text:span text:style-name="T2">p</text:span></text:p>
          </table:table-cell>
          <table:table-cell table:style-name="ce2" office:value-type="string">
            <text:p>oa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skʌp</text:p>
          </table:table-cell>
          <table:table-cell table:style-name="ce2" office:value-type="string">
            <text:p>orph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î<text:span text:style-name="T1">ː</text:span></text:p>
          </table:table-cell>
          <table:table-cell table:style-name="ce2" office:value-type="string">
            <text:p>seed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ibʌ</text:p>
          </table:table-cell>
          <table:table-cell table:style-name="ce2" office:value-type="string">
            <text:p>ro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is</text:p>
          </table:table-cell>
          <table:table-cell table:style-name="ce2" office:value-type="string">
            <text:p>tree (Semecarpus anacardium)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risku</text:p>
          </table:table-cell>
          <table:table-cell table:style-name="ce2" office:value-type="string">
            <text:p>d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ô<text:span text:style-name="T1">ː</text:span></text:p>
          </table:table-cell>
          <table:table-cell table:style-name="ce2" office:value-type="string">
            <text:p>clif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bolsi</text:p>
          </table:table-cell>
          <table:table-cell table:style-name="ce2" office:value-type="string">
            <text:p>tree (Lindera pulcherr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oktokôm</text:p>
          </table:table-cell>
          <table:table-cell table:style-name="ce2" office:value-type="string">
            <text:p>rainb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ldo</text:p>
          </table:table-cell>
          <table:table-cell table:style-name="ce2" office:value-type="string">
            <text:p>cooked porr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ɵ̂<text:span text:style-name="T1">ː</text:span>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ɵ̂<text:span text:style-name="T1">ː</text:span><text:span text:style-name="T2">sɵ̂r</text:span></text:p>
          </table:table-cell>
          <table:table-cell table:style-name="ce2" office:value-type="string">
            <text:p>husked grai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uʦulum</text:p>
          </table:table-cell>
          <table:table-cell table:style-name="ce2" office:value-type="string">
            <text:p>whet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ū<text:span text:style-name="T1">ŋ</text:span><text:span text:style-name="T2">ku</text:span></text:p>
          </table:table-cell>
          <table:table-cell table:style-name="ce3" office:value-type="string">
            <text:p>s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ɔ̄m</text:p>
          </table:table-cell>
          <table:table-cell table:style-name="ce2" office:value-type="string">
            <text:p>bod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kʌtseu</text:p>
          </table:table-cell>
          <table:table-cell table:style-name="ce2" office:value-type="string">
            <text:p>fung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kʌr</text:p>
          </table:table-cell>
          <table:table-cell table:style-name="ce2" office:value-type="string">
            <text:p>sweet potato (Ipomoea batata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̄lpu</text:p>
          </table:table-cell>
          <table:table-cell table:style-name="ce2" office:value-type="string">
            <text:p>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̂m</text:p>
          </table:table-cell>
          <table:table-cell table:style-name="ce2" office:value-type="string">
            <text:p>pheasant (Atrius Wallich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̄mbɛ</text:p>
          </table:table-cell>
          <table:table-cell table:style-name="ce2" office:value-type="string">
            <text:p>co-owndershi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mbermɛ</text:p>
          </table:table-cell>
          <table:table-cell table:style-name="ce2" office:value-type="string">
            <text:p>caterpill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̂mkhra</text:p>
          </table:table-cell>
          <table:table-cell table:style-name="ce2" office:value-type="string">
            <text:p>mort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msɵri</text:p>
          </table:table-cell>
          <table:table-cell table:style-name="ce2" office:value-type="string">
            <text:p>Anaphalis triplinev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nʌwɛ</text:p>
          </table:table-cell>
          <table:table-cell table:style-name="ce2" office:value-type="string">
            <text:p>consciousnes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ntʌle'</text:p>
          </table:table-cell>
          <table:table-cell table:style-name="ce2" office:value-type="string">
            <text:p>cliff swall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ʌ<text:span text:style-name="T1">ŋ</text:span><text:span text:style-name="T2">kʌm</text:span></text:p>
          </table:table-cell>
          <table:table-cell table:style-name="ce2" office:value-type="string">
            <text:p>wa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</text:p>
          </table:table-cell>
          <table:table-cell table:style-name="ce2" office:value-type="string">
            <text:p>dreg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ʌl</text:p>
          </table:table-cell>
          <table:table-cell table:style-name="ce2" office:value-type="string">
            <text:p>m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ʌr</text:p>
          </table:table-cell>
          <table:table-cell table:style-name="ce2" office:value-type="string">
            <text:p>scabi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'lʌ</text:p>
          </table:table-cell>
          <table:table-cell table:style-name="ce2" office:value-type="string">
            <text:p>Curcuma angustifoli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rʌ̂w</text:p>
          </table:table-cell>
          <table:table-cell table:style-name="ce2" office:value-type="string">
            <text:p>communal 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̂<text:span text:style-name="T1">ː</text:span></text:p>
          </table:table-cell>
          <table:table-cell table:style-name="ce2" office:value-type="string">
            <text:p>savage animal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kʌ</text:p>
          </table:table-cell>
          <table:table-cell table:style-name="ce2" office:value-type="string">
            <text:p>skin, ba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̂<text:span text:style-name="T1">ː</text:span><text:span text:style-name="T2">k</text:span></text:p>
          </table:table-cell>
          <table:table-cell table:style-name="ce2" office:value-type="string">
            <text:p>flag on t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llʌ</text:p>
          </table:table-cell>
          <table:table-cell table:style-name="ce2" office:value-type="string">
            <text:p>young 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âmsʌ</text:p>
          </table:table-cell>
          <table:table-cell table:style-name="ce2" office:value-type="string">
            <text:p>wast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/text:p>
          </table:table-cell>
          <table:table-cell table:style-name="ce2" office:value-type="string">
            <text:p>her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text:span text:style-name="T2">ʦɵ</text:span></text:p>
          </table:table-cell>
          <table:table-cell table:style-name="ce2" office:value-type="string">
            <text:p>illegitimate chi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text:span text:style-name="T2">gʌr</text:span></text:p>
          </table:table-cell>
          <table:table-cell table:style-name="ce2" office:value-type="string">
            <text:p>st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ː</text:span><text:span text:style-name="T2">phʌm</text:span></text:p>
          </table:table-cell>
          <table:table-cell table:style-name="ce2" office:value-type="string">
            <text:p>lea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ha</text:p>
          </table:table-cell>
          <table:table-cell table:style-name="ce2" office:value-type="string">
            <text:p>Thysanolaena maxim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a<text:span text:style-name="T1">ː</text:span><text:span text:style-name="T2">phulêm</text:span></text:p>
          </table:table-cell>
          <table:table-cell table:style-name="ce2" office:value-type="string">
            <text:p>dry lea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as</text:p>
          </table:table-cell>
          <table:table-cell table:style-name="ce2" office:value-type="string">
            <text:p>testi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sʌrwɛ</text:p>
          </table:table-cell>
          <table:table-cell table:style-name="ce2" office:value-type="string">
            <text:p>peau qui se detache au bout des ongl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asrus</text:p>
          </table:table-cell>
          <table:table-cell table:style-name="ce2" office:value-type="string">
            <text:p>fru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ā<text:span text:style-name="T1">ː</text:span><text:span text:style-name="T2">tʌme</text:span></text:p>
          </table:table-cell>
          <table:table-cell table:style-name="ce2" office:value-type="string">
            <text:p>squirre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jʌmɛ</text:p>
          </table:table-cell>
          <table:table-cell table:style-name="ce2" office:value-type="string">
            <text:p>f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'bʉde</text:p>
          </table:table-cell>
          <table:table-cell table:style-name="ce2" table:number-columns-repeated="1022"/>
        </table:table-row>
        <table:table-row table:style-name="ro1">
          <table:table-cell table:style-name="ce2"/>
          <table:table-cell table:style-name="ce2" office:value-type="string">
            <text:p>sɛ̂l</text:p>
          </table:table-cell>
          <table:table-cell table:style-name="ce2" office:value-type="string">
            <text:p>f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lpomɛ</text:p>
          </table:table-cell>
          <table:table-cell table:style-name="ce2" office:value-type="string">
            <text:p>ank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m</text:p>
          </table:table-cell>
          <table:table-cell table:style-name="ce2" office:value-type="string">
            <text:p>sherp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̄m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mkʰoɔi</text:p>
          </table:table-cell>
          <table:table-cell table:style-name="ce2" office:value-type="string">
            <text:p>edible her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mla mʉ-</text:p>
          </table:table-cell>
          <table:table-cell table:style-name="ce2" office:value-type="string">
            <text:p>anno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mphrɛ̂m</text:p>
          </table:table-cell>
          <table:table-cell table:style-name="ce2" office:value-type="string">
            <text:p>fern (Glichnia volubil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phu</text:p>
          </table:table-cell>
          <table:table-cell table:style-name="ce2" office:value-type="string">
            <text:p>blad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jʉwɛ</text:p>
          </table:table-cell>
          <table:table-cell table:style-name="ce2" office:value-type="string">
            <text:p>taro (Colocasia antiquor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ek'sʌ<text:span text:style-name="T1">ŋ</text:span></text:p>
          </table:table-cell>
          <table:table-cell table:style-name="ce2" office:value-type="string">
            <text:p>firewoo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khre</text:p>
          </table:table-cell>
          <table:table-cell table:style-name="ce2" office:value-type="string">
            <text:p>s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l</text:p>
          </table:table-cell>
          <table:table-cell table:style-name="ce2" office:value-type="string">
            <text:p>ir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lmɛ</text:p>
          </table:table-cell>
          <table:table-cell table:style-name="ce2" office:value-type="string">
            <text:p>sp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ē<text:span text:style-name="T1">ː</text:span><text:span text:style-name="T2">mɛ</text:span></text:p>
          </table:table-cell>
          <table:table-cell table:style-name="ce2" office:value-type="string">
            <text:p>drea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ndʉ</text:p>
          </table:table-cell>
          <table:table-cell table:style-name="ce2" office:value-type="string">
            <text:p>fingern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se'ne</text:p>
          </table:table-cell>
          <table:table-cell table:style-name="ce2" office:value-type="string">
            <text:p>ni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'remɛ</text:p>
          </table:table-cell>
          <table:table-cell table:style-name="ce2" office:value-type="string">
            <text:p>lentil (Lens culinar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u</text:p>
          </table:table-cell>
          <table:table-cell table:style-name="ce2" office:value-type="string">
            <text:p>blacksmi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bra</text:p>
          </table:table-cell>
          <table:table-cell table:style-name="ce2" office:value-type="string">
            <text:p>whis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bʉwɛ̂m</text:p>
          </table:table-cell>
          <table:table-cell table:style-name="ce2" office:value-type="string">
            <text:p>Artemisia vulgar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la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mʉwɛ mʉ</text:p>
          </table:table-cell>
          <table:table-cell table:style-name="ce2" office:value-type="string">
            <text:p>be drowsy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t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ô<text:span text:style-name="T1">ː</text:span></text:p>
          </table:table-cell>
          <table:table-cell table:style-name="ce2" office:value-type="string">
            <text:p>hu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kpu</text:p>
          </table:table-cell>
          <table:table-cell table:style-name="ce2" office:value-type="string">
            <text:p>yeti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'lo</text:p>
          </table:table-cell>
          <table:table-cell table:style-name="ce2" office:value-type="string">
            <text:p>b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ltʌ̂m</text:p>
          </table:table-cell>
          <table:table-cell table:style-name="ce2" office:value-type="string">
            <text:p>beer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u'lubu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m</text:p>
          </table:table-cell>
          <table:table-cell table:style-name="ce2" office:value-type="string">
            <text:p>brea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̄mbɛ</text:p>
          </table:table-cell>
          <table:table-cell table:style-name="ce2" office:value-type="string">
            <text:p>hu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mi'ne</text:p>
          </table:table-cell>
          <table:table-cell table:style-name="ce2" office:value-type="string">
            <text:p>even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mri</text:p>
          </table:table-cell>
          <table:table-cell table:style-name="ce2" office:value-type="string">
            <text:p>windpi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lʌri</text:p>
          </table:table-cell>
          <table:table-cell table:style-name="ce2" office:value-type="string">
            <text:p>jack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'toɔp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ɵ̂<text:span text:style-name="T1">ː</text:span></text:p>
          </table:table-cell>
          <table:table-cell table:style-name="ce2" office:value-type="string">
            <text:p>fles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bɛ</text:p>
          </table:table-cell>
          <table:table-cell table:style-name="ce2" office:value-type="string">
            <text:p>wa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bem</text:p>
          </table:table-cell>
          <table:table-cell table:style-name="ce2" office:value-type="string">
            <text:p>br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ki</text:p>
          </table:table-cell>
          <table:table-cell table:style-name="ce2" office:value-type="string">
            <text:p>cou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ɛ sɵlɛ</text:p>
          </table:table-cell>
          <table:table-cell table:style-name="ce2" office:value-type="string">
            <text:p>smooth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ɛm</text:p>
          </table:table-cell>
          <table:table-cell table:style-name="ce2" office:value-type="string">
            <text:p>tree (Shorea robus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'lɛsi</text:p>
          </table:table-cell>
          <table:table-cell table:style-name="ce2" office:value-type="string">
            <text:p>grape (Vitis rumicisper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e</text:p>
          </table:table-cell>
          <table:table-cell table:style-name="ce2" office:value-type="string">
            <text:p>thr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̂r</text:p>
          </table:table-cell>
          <table:table-cell table:style-name="ce2" office:value-type="string">
            <text:p>husked grai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pɛ</text:p>
          </table:table-cell>
          <table:table-cell table:style-name="ce2" office:value-type="string">
            <text:p>small, refine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ɵ̂<text:span text:style-name="T1">ː</text:span><text:span text:style-name="T2">pra</text:span></text:p>
          </table:table-cell>
          <table:table-cell table:style-name="ce2" office:value-type="string">
            <text:p>small be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ɵ̂<text:span text:style-name="T1">ː</text:span><text:span text:style-name="T2">ri</text:span></text:p>
          </table:table-cell>
          <table:table-cell table:style-name="ce2" office:value-type="string">
            <text:p>ner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slêm</text:p>
          </table:table-cell>
          <table:table-cell table:style-name="ce2" office:value-type="string">
            <text:p>shrub (Macromeria macrophyl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u'sur</text:p>
          </table:table-cell>
          <table:table-cell table:style-name="ce2" office:value-type="string">
            <text:p>upside down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ʔusū<text:span text:style-name="T1">ː</text:span><text:span text:style-name="T2">tʌ</text:span></text:p>
          </table:table-cell>
          <table:table-cell table:style-name="ce2" office:value-type="string">
            <text:p>unri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ʉ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pro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ʉlʉ̂m</text:p>
          </table:table-cell>
          <table:table-cell table:style-name="ce2" office:value-type="string">
            <text:p>shaman ustens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'mɛndʉk</text:p>
          </table:table-cell>
          <table:table-cell table:style-name="ce2" office:value-type="string">
            <text:p>desolate pla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ʉ̄<text:span text:style-name="T1">ː</text:span><text:span text:style-name="T2">tʉ lʉ-</text:span></text:p>
          </table:table-cell>
          <table:table-cell table:style-name="ce2" office:value-type="string">
            <text:p>slide down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̄m</text:p>
          </table:table-cell>
          <table:table-cell table:style-name="ce2" office:value-type="string">
            <text:p>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hroɔp</text:p>
          </table:table-cell>
          <table:table-cell table:style-name="ce2" office:value-type="string">
            <text:p>lu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rʦep </text:p>
          </table:table-cell>
          <table:table-cell table:style-name="ce2" office:value-type="string">
            <text:p>Mucuna nigric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̄rsu</text:p>
          </table:table-cell>
          <table:table-cell table:style-name="ce2" office:value-type="string">
            <text:p>Echinocarpus sterculiace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'dʌm</text:p>
          </table:table-cell>
          <table:table-cell table:style-name="ce2" office:value-type="string">
            <text:p>ten</text:p>
          </table:table-cell>
          <table:table-cell table:style-name="ce2" office:value-type="string">
            <text:p>num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be</text:p>
          </table:table-cell>
          <table:table-cell table:style-name="ce2" office:value-type="string">
            <text:p>monkey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ʦu</text:p>
          </table:table-cell>
          <table:table-cell table:style-name="ce2" office:value-type="string">
            <text:p>kne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rʌ</text:p>
          </table:table-cell>
          <table:table-cell table:style-name="ce2" office:value-type="string">
            <text:p>genealog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ʌ̂<text:span text:style-name="T1">ŋ</text:span></text:p>
          </table:table-cell>
          <table:table-cell table:style-name="ce2" office:value-type="string">
            <text:p>on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ʌriwûn</text:p>
          </table:table-cell>
          <table:table-cell table:style-name="ce2" office:value-type="string">
            <text:p>earring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rpɛ</text:p>
          </table:table-cell>
          <table:table-cell table:style-name="ce2" office:value-type="string">
            <text:p>brit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'wʌ</text:p>
          </table:table-cell>
          <table:table-cell table:style-name="ce2" office:value-type="string">
            <text:p>back of h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akʦu</text:p>
          </table:table-cell>
          <table:table-cell table:style-name="ce2" office:value-type="string">
            <text:p>???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akti'bu<text:span text:style-name="T1">ŋ</text:span></text:p>
          </table:table-cell>
          <table:table-cell table:style-name="ce2" office:value-type="string">
            <text:p>rhododendr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âl</text:p>
          </table:table-cell>
          <table:table-cell table:style-name="ce2" office:value-type="string">
            <text:p>cei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ā<text:span text:style-name="T1">ŋ</text:span><text:span text:style-name="T2">kʌpʦɵ</text:span></text:p>
          </table:table-cell>
          <table:table-cell table:style-name="ce2" office:value-type="string">
            <text:p>assistant pri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ɛ̄mwɛ</text:p>
          </table:table-cell>
          <table:table-cell table:style-name="ce2" office:value-type="string">
            <text:p>banana (Musa sapient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ɛ̄mkʌ</text:p>
          </table:table-cell>
          <table:table-cell table:style-name="ce2" office:value-type="string">
            <text:p>dr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nphɵ</text:p>
          </table:table-cell>
          <table:table-cell table:style-name="ce2" office:value-type="string">
            <text:p>pheasant (Tragopa melanocepha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nti</text:p>
          </table:table-cell>
          <table:table-cell table:style-name="ce2" office:value-type="string">
            <text:p>tree (Butea frond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r</text:p>
          </table:table-cell>
          <table:table-cell table:style-name="ce2" office:value-type="string">
            <text:p>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ē<text:span text:style-name="T1">ː</text:span><text:span text:style-name="T2">rʌ</text:span></text:p>
          </table:table-cell>
          <table:table-cell table:style-name="ce2" office:value-type="string">
            <text:p>tree (Saurauja napaul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rʦimɛ</text:p>
          </table:table-cell>
          <table:table-cell table:style-name="ce2" office:value-type="string">
            <text:p>Leioptila capistr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ipɛ</text:p>
          </table:table-cell>
          <table:table-cell table:style-name="ce2" office:value-type="string">
            <text:p>thick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i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ô<text:span text:style-name="T1">ː</text:span></text:p>
          </table:table-cell>
          <table:table-cell table:style-name="ce2" office:value-type="string">
            <text:p>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ō<text:span text:style-name="T1">ː</text:span><text:span text:style-name="T2">lʌ</text:span></text:p>
          </table:table-cell>
          <table:table-cell table:style-name="ce2" office:value-type="string">
            <text:p>musk de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tū<text:span text:style-name="T1">ː</text:span><text:span text:style-name="T2">du</text:span></text:p>
          </table:table-cell>
          <table:table-cell table:style-name="ce2" office:value-type="string">
            <text:p>ful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uktutūr</text:p>
          </table:table-cell>
          <table:table-cell table:style-name="ce2" office:value-type="string">
            <text:p>dove (Oenopopelia tranquebari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ûr</text:p>
          </table:table-cell>
          <table:table-cell table:style-name="ce2" office:value-type="string">
            <text:p>bamboo (Cephalostachyun sp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ûrde</text:p>
          </table:table-cell>
          <table:table-cell table:style-name="ce2" office:value-type="string">
            <text:p>on one 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urē<text:span text:style-name="T1">ŋ</text:span></text:p>
          </table:table-cell>
          <table:table-cell table:style-name="ce2" office:value-type="string">
            <text:p>together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ʉ'ri</text:p>
          </table:table-cell>
          <table:table-cell table:style-name="ce2" office:value-type="string">
            <text:p>twi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oɔ̄l</text:p>
          </table:table-cell>
          <table:table-cell table:style-name="ce2" office:value-type="string">
            <text:p>tons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mre're</text:p>
          </table:table-cell>
          <table:table-cell table:style-name="ce2" office:value-type="string">
            <text:p>surpri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ali'</text:p>
          </table:table-cell>
          <table:table-cell table:style-name="ce2"/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aktilɛ̂m</text:p>
          </table:table-cell>
          <table:table-cell table:style-name="ce2" office:value-type="string">
            <text:p>shrub (Berberis asiatic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ʌkuwa</text:p>
          </table:table-cell>
          <table:table-cell table:style-name="ce2" office:value-type="string">
            <text:p>clud to beat laundr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ā<text:span text:style-name="T1">ː</text:span><text:span text:style-name="T2">lʌm</text:span></text:p>
          </table:table-cell>
          <table:table-cell table:style-name="ce2" office:value-type="string">
            <text:p>pes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ânsi</text:p>
          </table:table-cell>
          <table:table-cell table:style-name="ce2" office:value-type="string">
            <text:p>oak (Quercus lanugi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ʌ̄<text:span text:style-name="T1">ŋ</text:span>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ɛk'li</text:p>
          </table:table-cell>
          <table:table-cell table:style-name="ce2" office:value-type="string">
            <text:p>part of the 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ê<text:span text:style-name="T1">ː</text:span><text:span text:style-name="T2">p</text:span></text:p>
          </table:table-cell>
          <table:table-cell table:style-name="ce2" office:value-type="string">
            <text:p>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eprîm</text:p>
          </table:table-cell>
          <table:table-cell table:style-name="ce2" office:value-type="string">
            <text:p>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o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̄<text:span text:style-name="T1">ː</text:span><text:span text:style-name="T2">ʦi</text:span>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ʦipō<text:span text:style-name="T1">ː</text:span><text:span text:style-name="T2">lu</text:span></text:p>
          </table:table-cell>
          <table:table-cell table:style-name="ce2" office:value-type="string">
            <text:p>fungus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̄<text:span text:style-name="T1">ː</text:span><text:span text:style-name="T2">me</text:span>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k</text:p>
          </table:table-cell>
          <table:table-cell table:style-name="ce2" office:value-type="string">
            <text:p>th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klʌ</text:p>
          </table:table-cell>
          <table:table-cell table:style-name="ce2" office:value-type="string">
            <text:p>bamboo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̂r lʉ-</text:p>
          </table:table-cell>
          <table:table-cell table:style-name="ce2" office:value-type="string">
            <text:p>belie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ū<text:span text:style-name="T1">ː</text:span><text:span text:style-name="T2">nɛm</text:span></text:p>
          </table:table-cell>
          <table:table-cell table:style-name="ce2" office:value-type="string">
            <text:p>for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oɔpru</text:p>
          </table:table-cell>
          <table:table-cell table:style-name="ce2" office:value-type="string">
            <text:p>scar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ʔû<text:span text:style-name="T1">ː</text:span>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dhʌlu</text:p>
          </table:table-cell>
          <table:table-cell table:style-name="ce2" office:value-type="string">
            <text:p>below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ke'ti</text:p>
          </table:table-cell>
          <table:table-cell table:style-name="ce2" office:value-type="string">
            <text:p>to the other 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tu'</text:p>
          </table:table-cell>
          <table:table-cell table:style-name="ce2" office:value-type="string">
            <text:p>out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khotʉ</text:p>
          </table:table-cell>
          <table:table-cell table:style-name="ce2" office:value-type="string">
            <text:p>upwards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ʔuʔāl</text:p>
          </table:table-cell>
          <table:table-cell table:style-name="ce2" office:value-type="string">
            <text:p>li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ālta</text:p>
          </table:table-cell>
          <table:table-cell table:style-name="ce2" office:value-type="string">
            <text:p>vagi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ʌ'jʌ</text:p>
          </table:table-cell>
          <table:table-cell table:style-name="ce2" office:value-type="string">
            <text:p>low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es</text:p>
          </table:table-cell>
          <table:table-cell table:style-name="ce2" office:value-type="string">
            <text:p>high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oɔ̄rmɛ</text:p>
          </table:table-cell>
          <table:table-cell table:style-name="ce2" office:value-type="string">
            <text:p>orchid (dendrobium pierard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wɛ̂<text:span text:style-name="T1">ː</text:span></text:p>
          </table:table-cell>
          <table:table-cell table:style-name="ce2" office:value-type="string">
            <text:p>older br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</text:p>
          </table:table-cell>
          <table:table-cell table:style-name="ce2" office:value-type="string">
            <text:p>younger br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ʦibîm</text:p>
          </table:table-cell>
          <table:table-cell table:style-name="ce2" office:value-type="string">
            <text:p>br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̄lbɛ</text:p>
          </table:table-cell>
          <table:table-cell table:style-name="ce2" office:value-type="string">
            <text:p>tree (Michelia velutin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nʣɛm</text:p>
          </table:table-cell>
          <table:table-cell table:style-name="ce2" office:value-type="string">
            <text:p>inauspicious ti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wɛ̂r</text:p>
          </table:table-cell>
          <table:table-cell table:style-name="ce2" office:value-type="string">
            <text:p>fish hoo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'sep</text:p>
          </table:table-cell>
          <table:table-cell table:style-name="ce2" office:value-type="string">
            <text:p>fern (Glechenia lenear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smɛ</text:p>
          </table:table-cell>
          <table:table-cell table:style-name="ce2" office:value-type="string">
            <text:p>spind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ɵ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ɵs</text:p>
          </table:table-cell>
          <table:table-cell table:style-name="ce2" office:value-type="string">
            <text:p>fig tree (Ficus hookeri)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jâm</text:p>
          </table:table-cell>
          <table:table-cell table:style-name="ce2" office:value-type="string">
            <text:p>great sha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akki</text:p>
          </table:table-cell>
          <table:table-cell table:style-name="ce2" office:value-type="string">
            <text:p>smal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ŋ</text:span></text:p>
          </table:table-cell>
          <table:table-cell table:style-name="ce2" office:value-type="string">
            <text:p>honey c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̂<text:span text:style-name="T1">ŋ</text:span><text:span text:style-name="T2">ʦɵ</text:span></text:p>
          </table:table-cell>
          <table:table-cell table:style-name="ce2" office:value-type="string">
            <text:p>neph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ŋ</text:span><text:span text:style-name="T2">jas</text:span></text:p>
          </table:table-cell>
          <table:table-cell table:style-name="ce2" office:value-type="string">
            <text:p>peach (Prunus persic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ː</text:span><text:span text:style-name="T2">su</text:span></text:p>
          </table:table-cell>
          <table:table-cell table:style-name="ce2" office:value-type="string">
            <text:p>tree (Schima Wallichi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jā<text:span text:style-name="T1">ː</text:span><text:span text:style-name="T2">thʌ</text:span></text:p>
          </table:table-cell>
          <table:table-cell table:style-name="ce2" office:value-type="string">
            <text:p>later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ɛdʌm</text:p>
          </table:table-cell>
          <table:table-cell table:style-name="ce2" office:value-type="string">
            <text:p>insect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e</text:p>
          </table:table-cell>
          <table:table-cell table:style-name="ce2" office:value-type="string">
            <text:p>blad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ô<text:span text:style-name="T1">ː</text:span></text:p>
          </table:table-cell>
          <table:table-cell table:style-name="ce2" office:value-type="string">
            <text:p>riv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o'ʦʌm</text:p>
          </table:table-cell>
          <table:table-cell table:style-name="ce2" office:value-type="string">
            <text:p>shrub (polygonum molle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o<text:span text:style-name="T1">ŋ</text:span><text:span text:style-name="T2">bem</text:span></text:p>
          </table:table-cell>
          <table:table-cell table:style-name="ce2" office:value-type="string">
            <text:p>jew's har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jɵ̂r</text:p>
          </table:table-cell>
          <table:table-cell table:style-name="ce2" office:value-type="string">
            <text:p>grass (ischaemum rugos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û<text:span text:style-name="T1">ː</text:span></text:p>
          </table:table-cell>
          <table:table-cell table:style-name="ce2" office:value-type="string">
            <text:p>porr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û<text:span text:style-name="T1">ː</text:span></text:p>
          </table:table-cell>
          <table:table-cell table:style-name="ce2" office:value-type="string">
            <text:p>footprint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ʉ'nɛm</text:p>
          </table:table-cell>
          <table:table-cell table:style-name="ce2" office:value-type="string">
            <text:p>rainy sea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jʉ̂l</text:p>
          </table:table-cell>
          <table:table-cell table:style-name="ce2" office:value-type="string">
            <text:p>heat haz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ɵs</text:p>
          </table:table-cell>
          <table:table-cell table:style-name="ce2" office:value-type="string">
            <text:p>neph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 table:number-rows-repeated="4">
          <table:table-cell table:style-name="ce2" table:number-columns-repeated="1024"/>
        </table:table-row>
        <table:table-row table:style-name="ro1">
          <table:table-cell table:style-name="ce2"/>
          <table:table-cell office:value-type="string">
            <text:p>khʌwār</text:p>
          </table:table-cell>
          <table:table-cell office:value-type="string">
            <text:p>smelling nicely</text:p>
          </table:table-cell>
          <table:table-cell office:value-type="string">
            <text:p>adj</text:p>
          </table:table-cell>
          <table:table-cell table:number-columns-repeated="6"/>
          <table:table-cell table:style-name="ce2" table:number-columns-repeated="1014"/>
        </table:table-row>
        <table:table-row table:style-name="ro1">
          <table:table-cell table:style-name="ce2" table:number-columns-repeated="2"/>
          <table:table-cell table:style-name="ce2" office:value-type="string">
            <text:p>indigesti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bhɛ̄ndɛrɛ̄<text:span text:style-name="T1">ː</text:span><text:span text:style-name="T2">ni</text:span></text:p>
          </table:table-cell>
          <table:table-cell table:style-name="ce2" office:value-type="string">
            <text:p>tomat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ɛprʌ</text:p>
          </table:table-cell>
          <table:table-cell table:style-name="ce2" office:value-type="string">
            <text:p>Thomsonia nepalensis, Amorphophallus bulbif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l</text:p>
          </table:table-cell>
          <table:table-cell table:style-name="ce2" office:value-type="string">
            <text:p>split 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opokʦa</text:p>
          </table:table-cell>
          <table:table-cell table:style-name="ce2" office:value-type="string">
            <text:p>split 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long ro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soft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2"/>
          <table:table-cell table:style-name="ce3" office:value-type="string">
            <text:p>ruʦulûm</text:p>
          </table:table-cell>
          <table:table-cell table:style-name="ce2" office:value-type="string">
            <text:p>whetting 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not enou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springtime hone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qlcoho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glowing ash.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gras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hō<text:span text:style-name="T1">ː</text:span><text:span text:style-name="T2">su</text:span></text:p>
          </table:table-cell>
          <table:table-cell table:style-name="ce2" office:value-type="string">
            <text:p>chee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cymb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hōːʦi </text:p>
          </table:table-cell>
          <table:table-cell table:style-name="ce2" office:value-type="string">
            <text:p>new y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 table:number-rows-repeated="3">
          <table:table-cell table:style-name="ce2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sām</text:p>
          </table:table-cell>
          <table:table-cell office:value-type="string">
            <text:p>evening (from 4pm to 7pm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lusʌ<text:span text:style-name="T3">‍</text:span><text:span text:style-name="T2">̄m</text:span></text:p>
          </table:table-cell>
          <table:table-cell office:value-type="string">
            <text:p>that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ʔunɛ̄msiri</text:p>
          </table:table-cell>
          <table:table-cell office:value-type="string">
            <text:p>sno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hɛppɛ</text:p>
          </table:table-cell>
          <table:table-cell office:value-type="string">
            <text:p>large, broad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mʌ̄nʣi</text:p>
          </table:table-cell>
          <table:table-cell office:value-type="string">
            <text:p>scarf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ʦeleŋ</text:p>
          </table:table-cell>
          <table:table-cell office:value-type="string">
            <text:p>plat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aktu</text:p>
          </table:table-cell>
          <table:table-cell office:value-type="string">
            <text:p>porridg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ʉk</text:p>
          </table:table-cell>
          <table:table-cell office:value-type="string">
            <text:p>bush fi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ʌjʌmɛ</text:p>
          </table:table-cell>
          <table:table-cell office:value-type="string">
            <text:p>fl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oils de corp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ge, ri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thumʌ̂n</text:p>
          </table:table-cell>
          <table:table-cell table:style-name="ce3" office:value-type="string">
            <text:p>bedd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od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gricultu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our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luff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tongu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a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yebrow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y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tform (to support loads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nos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onke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/>
          <table:table-cell office:value-type="string">
            <text:p>fodder plan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toot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p.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tweezer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r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plit bamboo clapped to frighten animals to protect the crop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chee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x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ee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of suppor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rest fi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ig bus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ny thing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nec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u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war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kne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(nuqu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/>
          <table:table-cell office:value-type="string">
            <text:p>fig tre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lazy</text:p>
          </table:table-cell>
          <table:table-cell office:value-type="string">
            <text:p>n+co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emecarpus anacardiu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ele</text:p>
          </table:table-cell>
          <table:table-cell office:value-type="string">
            <text:p>part ?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ɵtʉ</text:p>
          </table:table-cell>
          <table:table-cell office:value-type="string">
            <text:p>mouth (pip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ite lqngu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ole day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pʉŋmɛ</text:p>
          </table:table-cell>
          <table:table-cell office:value-type="string">
            <text:p>flow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terpillar sp.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lligato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ount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ust before</text:p>
          </table:table-cell>
          <table:table-cell office:value-type="string">
            <text:p>q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gue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loo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n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n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ill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rom time to time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et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one sla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>
            <text:p>first bor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daughter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kin (human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o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cky pla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ern shoo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hoot pya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>
            <text:p>almost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n a dre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arlier (in the day)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hoot thepri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ild c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c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ith difficult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ev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neumoni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xternal layer of the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lit used to widen the opening of the bamboo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lits use when one begins to weave a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l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64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￥</number:text>
      <number:number number:decimal-places="0" number:min-integer-digits="1" number:grouping="true"/>
    </number:number-style>
    <number:number-style style:name="N123">
      <number:text>￥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0" number:min-integer-digits="1" number:grouping="true"/>
    </number:number-style>
    <number:number-style style:name="N124">
      <style:text-properties fo:color="#ff0000"/>
      <number:text>￥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￥</number:text>
      <number:number number:decimal-places="2" number:min-integer-digits="1" number:grouping="true"/>
    </number:number-style>
    <number:number-style style:name="N125">
      <number:text>￥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￥</number:text>
      <number:number number:decimal-places="2" number:min-integer-digits="1" number:grouping="true"/>
    </number:number-style>
    <number:number-style style:name="N126">
      <style:text-properties fo:color="#ff0000"/>
      <number:text>￥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￥</number:text>
      <number:number number:decimal-places="0" number:min-integer-digits="1" number:grouping="true"/>
      <number:text> </number:text>
    </number:number-style>
    <number:number-style style:name="N127P1" style:volatile="true">
      <number:text> ￥-</number:text>
      <number:number number:decimal-places="0" number:min-integer-digits="1" number:grouping="true"/>
      <number:text> </number:text>
    </number:number-style>
    <number:number-style style:name="N127P2" style:volatile="true">
      <number:text> ￥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￥</number:text>
      <number:number number:decimal-places="2" number:min-integer-digits="1" number:grouping="true"/>
      <number:text> </number:text>
    </number:number-style>
    <number:number-style style:name="N129P1" style:volatile="true">
      <number:text> ￥-</number:text>
      <number:number number:decimal-places="2" number:min-integer-digits="1" number:grouping="true"/>
      <number:text> </number:text>
    </number:number-style>
    <number:number-style style:name="N129P2" style:volatile="true">
      <number:text> ￥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 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30/06/2014</text:date>, <text:time>15:3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-DE-ABEILLE</meta:initial-creator>
    <meta:creation-date>2011-09-16T19:12:35</meta:creation-date>
    <dc:date>2014-06-30T15:33:13.47</dc:date>
    <meta:print-date>1899-12-30T02:00:00</meta:print-date>
    <meta:editing-duration>PT700H50M33S</meta:editing-duration>
    <meta:generator>OpenOffice.org/3.0$Win32 OpenOffice.org_project/300m15$Build-9379</meta:generator>
    <meta:editing-cycles>90</meta:editing-cycles>
    <meta:document-statistic meta:table-count="3" meta:cell-count="3261" meta:object-count="0"/>
    <meta:user-defined meta:name="KSOProductBuildVer">2052-6.5.0.1966</meta:user-defined>
  </office:meta>
</office:document-meta>
</file>